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image/gif" manifest:full-path="Object 7/Pictures/100002000000000A0000000AEF71DCFC.gif"/>
  <manifest:file-entry manifest:media-type="image/gif" manifest:full-path="Object 7/Pictures/100002000000000A0000000A37714092.gif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Bitstream Vera Sans1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1.866cm"/>
    </style:style>
    <style:style style:name="co3" style:family="table-column">
      <style:table-column-properties fo:break-before="auto" style:column-width="5.602cm"/>
    </style:style>
    <style:style style:name="co4" style:family="table-column">
      <style:table-column-properties fo:break-before="auto" style:column-width="1.877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87cm"/>
    </style:style>
    <style:style style:name="co8" style:family="table-column">
      <style:table-column-properties fo:break-before="auto" style:column-width="1.849cm"/>
    </style:style>
    <style:style style:name="co9" style:family="table-column">
      <style:table-column-properties fo:break-before="auto" style:column-width="4.939cm"/>
    </style:style>
    <style:style style:name="co10" style:family="table-column">
      <style:table-column-properties fo:break-before="auto" style:column-width="1.82cm"/>
    </style:style>
    <style:style style:name="co11" style:family="table-column">
      <style:table-column-properties fo:break-before="auto" style:column-width="3.394cm"/>
    </style:style>
    <style:style style:name="co12" style:family="table-column">
      <style:table-column-properties fo:break-before="auto" style:column-width="6.292cm"/>
    </style:style>
    <style:style style:name="co13" style:family="table-column">
      <style:table-column-properties fo:break-before="auto" style:column-width="2.29cm"/>
    </style:style>
    <style:style style:name="co14" style:family="table-column">
      <style:table-column-properties fo:break-before="auto" style:column-width="4.581cm"/>
    </style:style>
    <style:style style:name="co15" style:family="table-column">
      <style:table-column-properties fo:break-before="auto" style:column-width="2.014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PageStyle_5f_Enzyme_20_entries">
      <style:table-properties table:display="true" style:writing-mode="lr-tb"/>
    </style:style>
    <style:style style:name="ta2" style:family="table" style:master-page-name="PageStyle_5f_links">
      <style:table-properties table:display="true" style:writing-mode="lr-tb"/>
    </style:style>
    <style:style style:name="ta3" style:family="table" style:master-page-name="PageStyle_5f_xrefs">
      <style:table-properties table:display="true" style:writing-mode="lr-tb"/>
    </style:style>
    <style:style style:name="ta4" style:family="table" style:master-page-name="PageStyle_5f_Synonyms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#e6e6e6"/>
      <style:text-properties fo:font-weight="bold"/>
    </style:style>
    <style:style style:name="ce6" style:family="table-cell" style:parent-style-name="Default">
      <style:table-cell-properties fo:background-color="#b3b3b3"/>
      <style:text-properties fo:font-weight="bold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>
      <style:table-cell-properties fo:background-color="#b3b3b3"/>
      <style:text-properties style:use-window-font-color="true" fo:font-weight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e6e6e6"/>
    </style:style>
    <style:style style:name="ce12" style:family="table-cell" style:parent-style-name="Default">
      <style:text-properties style:font-name="Bitstream Vera Sans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e6e6e6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Bitstream Vera Serif" fo:font-size="10pt" fo:font-style="italic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e6e6e6"/>
      <style:text-properties fo:color="#ffffff" fo:font-style="italic"/>
    </style:style>
    <style:style style:name="ce23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e6e6e6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ackground-color="#999999"/>
    </style:style>
    <style:style style:name="ce33" style:family="table-cell" style:parent-style-name="Default">
      <style:table-cell-properties fo:background-color="#999999"/>
      <style:text-properties style:use-window-font-color="true"/>
    </style:style>
    <style:style style:name="ce34" style:family="table-cell" style:parent-style-name="Default">
      <style:table-cell-properties fo:background-color="#cccccc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116">
      <style:table-cell-properties style:text-align-source="fix" style:repeat-content="false" fo:background-color="transparent"/>
      <style:paragraph-properties fo:text-align="end" fo:margin-left="0cm"/>
      <style:text-properties fo:font-weight="bold"/>
    </style:style>
    <style:style style:name="ce36" style:family="table-cell" style:parent-style-name="Default" style:data-style-name="N0">
      <style:table-cell-properties fo:background-color="transparent"/>
      <style:text-properties fo:font-weight="bold"/>
    </style:style>
    <style:style style:name="ce37" style:family="table-cell" style:parent-style-name="Default">
      <style:table-cell-properties fo:background-color="transparent"/>
      <style:text-properties fo:font-weight="bold"/>
    </style:style>
    <style:style style:name="ce38" style:family="table-cell" style:parent-style-name="Default" style:data-style-name="N116">
      <style:table-cell-properties fo:background-color="transparent"/>
      <style:text-properties fo:font-weight="bold"/>
    </style:style>
    <style:style style:name="ce39" style:family="table-cell" style:parent-style-name="Default" style:data-style-name="N0">
      <style:table-cell-properties fo:background-color="transparent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 style:data-style-name="N116">
      <style:text-properties fo:font-weight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stroke="none" draw:fill="solid" draw:fill-color="#ffff99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Enzyme entri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7" table:default-cell-style-name="ce12"/>
        <table:table-column table:style-name="co4" table:number-columns-repeated="5" table:default-cell-style-name="Default"/>
        <table:table-column table:style-name="co5" table:number-columns-repeated="241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Active</text:p>
          </table:table-cell>
          <table:table-cell table:style-name="ce5"/>
          <table:table-cell table:style-name="ce10" office:value-type="string">
            <text:p>Rel. 47</text:p>
          </table:table-cell>
          <table:table-cell table:style-name="ce10" office:value-type="string">
            <text:p>Rel. 48</text:p>
          </table:table-cell>
          <table:table-cell table:style-name="ce10" office:value-type="string">
            <text:p>Rel. 49</text:p>
          </table:table-cell>
          <table:table-cell table:style-name="ce10" office:value-type="string">
            <text:p>Rel. 50</text:p>
          </table:table-cell>
          <table:table-cell table:style-name="ce10" office:value-type="string">
            <text:p>Rel. 51</text:p>
          </table:table-cell>
          <table:table-cell table:style-name="ce10" office:value-type="string">
            <text:p>Rel. 52</text:p>
          </table:table-cell>
          <table:table-cell table:style-name="ce10" office:value-type="string">
            <text:p>Rel. 53</text:p>
          </table:table-cell>
          <table:table-cell table:style-name="ce10" office:value-type="string">
            <text:p>Rel. 54</text:p>
          </table:table-cell>
          <table:table-cell table:style-name="ce10" office:value-type="string">
            <text:p>Rel. 55</text:p>
          </table:table-cell>
          <table:table-cell table:style-name="ce10" office:value-type="string">
            <text:p>Rel. 56</text:p>
          </table:table-cell>
          <table:table-cell table:style-name="ce10" office:value-type="string">
            <text:p>Rel. 57</text:p>
          </table:table-cell>
          <table:table-cell table:style-name="ce10" office:value-type="string">
            <text:p>Rel. 58</text:p>
          </table:table-cell>
          <table:table-cell table:style-name="ce17" table:number-columns-repeated="217"/>
          <table:table-cell table:number-columns-repeated="24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Y</text:p>
          </table:table-cell>
          <table:table-cell table:style-name="ce6" table:formula="of:=CONCATENATE([.A2];&quot;- Active &quot;;[.B2])" office:value-type="string" office:string-value="APPROVED - Active Y">
            <text:p>APPROVED - Active Y</text:p>
          </table:table-cell>
          <table:table-cell table:style-name="ce11" office:value-type="float" office:value="4131">
            <text:p>4131</text:p>
          </table:table-cell>
          <table:table-cell table:style-name="ce11" office:value-type="float" office:value="4133">
            <text:p>4133</text:p>
          </table:table-cell>
          <table:table-cell table:number-columns-repeated="3" table:style-name="ce11" office:value-type="float" office:value="4140">
            <text:p>4140</text:p>
          </table:table-cell>
          <table:table-cell table:number-columns-repeated="3" table:style-name="ce11" office:value-type="float" office:value="4150">
            <text:p>4150</text:p>
          </table:table-cell>
          <table:table-cell table:style-name="ce11" table:number-columns-repeated="221"/>
          <table:table-cell table:number-columns-repeated="24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N</text:p>
          </table:table-cell>
          <table:table-cell table:style-name="ce6" table:formula="of:=CONCATENATE([.A3];&quot;- Active &quot;;[.B3])" office:value-type="string" office:string-value="APPROVED - Active N">
            <text:p>APPROVED - Active N</text:p>
          </table:table-cell>
          <table:table-cell table:style-name="ce11" office:value-type="float" office:value="1052">
            <text:p>1052</text:p>
          </table:table-cell>
          <table:table-cell table:style-name="ce11" office:value-type="float" office:value="1054">
            <text:p>1054</text:p>
          </table:table-cell>
          <table:table-cell table:number-columns-repeated="3" table:style-name="ce11" office:value-type="float" office:value="1060">
            <text:p>1060</text:p>
          </table:table-cell>
          <table:table-cell table:number-columns-repeated="3" table:style-name="ce11" office:value-type="float" office:value="1062">
            <text:p>1062</text:p>
          </table:table-cell>
          <table:table-cell table:style-name="ce11" table:number-columns-repeated="221"/>
          <table:table-cell table:number-columns-repeated="24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Y</text:p>
          </table:table-cell>
          <table:table-cell table:style-name="ce6" table:formula="of:=CONCATENATE([.A4];IF([.B4]=&quot;Y&quot;;&quot; new entries&quot;;&quot; changes&quot;))" office:value-type="string" office:string-value="PROPOSED  new entries">
            <text:p>PROPOSED <text:s/>new entries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3"/>
          <table:table-cell table:style-name="ce11" office:value-type="float" office:value="10">
            <text:p>10</text:p>
          </table:table-cell>
          <table:table-cell table:style-name="ce11" table:number-columns-repeated="224"/>
          <table:table-cell table:number-columns-repeated="24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N</text:p>
          </table:table-cell>
          <table:table-cell table:style-name="ce6" table:formula="of:=CONCATENATE([.A5];IF([.B5]=&quot;Y&quot;;&quot; new entries&quot;;&quot; changes&quot;))" office:value-type="string" office:string-value="PROPOSED  changes">
            <text:p>PROPOSED <text:s/>changes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3"/>
          <table:table-cell table:style-name="ce11" office:value-type="float" office:value="2">
            <text:p>2</text:p>
          </table:table-cell>
          <table:table-cell table:style-name="ce11" table:number-columns-repeated="224"/>
          <table:table-cell table:number-columns-repeated="24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Y</text:p>
          </table:table-cell>
          <table:table-cell table:style-name="ce6" table:formula="of:=CONCATENATE([.A6];IF([.B6]=&quot;Y&quot;;&quot; new entries&quot;;&quot; changes&quot;))" office:value-type="string" office:string-value="SUGGESTED  new entries">
            <text:p>SUGGESTED <text:s/>new entries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table:number-columns-repeated="225"/>
          <table:table-cell table:number-columns-repeated="24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N</text:p>
          </table:table-cell>
          <table:table-cell table:style-name="ce6" table:formula="of:=CONCATENATE([.A7];IF([.B7]=&quot;Y&quot;;&quot; new entries&quot;;&quot; changes&quot;))" office:value-type="string" office:string-value="SUGGESTED  changes">
            <text:p>SUGGESTED <text:s/>changes</text:p>
          </table:table-cell>
          <table:table-cell table:style-name="ce11" table:number-columns-repeated="3"/>
          <table:table-cell table:style-name="ce11" office:value-type="float" office:value="10">
            <text:p>10</text:p>
          </table:table-cell>
          <table:table-cell table:style-name="ce11" table:number-columns-repeated="225"/>
          <table:table-cell table:number-columns-repeated="24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246"/>
        </table:table-row>
        <table:table-row table:style-name="ro3">
          <table:table-cell table:style-name="ce3" table:number-columns-repeated="2"/>
          <table:table-cell table:style-name="ce8" office:value-type="string">
            <text:p>APPROVED (enzyme.dat)</text:p>
          </table:table-cell>
          <table:table-cell table:style-name="ce11" office:value-type="float" office:value="4877">
            <text:p>4877</text:p>
          </table:table-cell>
          <table:table-cell table:style-name="ce11" office:value-type="float" office:value="4881">
            <text:p>4881</text:p>
          </table:table-cell>
          <table:table-cell table:number-columns-repeated="3" table:style-name="ce11" office:value-type="float" office:value="4890">
            <text:p>4890</text:p>
          </table:table-cell>
          <table:table-cell table:number-columns-repeated="3" table:style-name="ce11" office:value-type="float" office:value="4900">
            <text:p>4900</text:p>
          </table:table-cell>
          <table:table-cell table:style-name="ce11" table:number-columns-repeated="221"/>
          <table:table-cell table:number-columns-repeated="24"/>
        </table:table-row>
        <table:table-row table:style-name="ro2">
          <table:table-cell table:style-name="ce3" table:number-columns-repeated="2"/>
          <table:table-cell table:style-name="ce8" office:value-type="string">
            <text:p>PROPOSED (enzyme.dat)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3"/>
          <table:table-cell table:style-name="ce11" office:value-type="float" office:value="12">
            <text:p>12</text:p>
          </table:table-cell>
          <table:table-cell table:style-name="ce11" table:number-columns-repeated="224"/>
          <table:table-cell table:number-columns-repeated="24"/>
        </table:table-row>
        <table:table-row table:style-name="ro2">
          <table:table-cell table:number-columns-repeated="256"/>
        </table:table-row>
        <table:table-row table:style-name="ro2">
          <table:table-cell>
            <draw:frame table:end-cell-address="'Enzyme entries'.P43" table:end-x="0.206cm" table:end-y="0.337cm" draw:z-index="0" draw:style-name="gr1" svg:width="31.943cm" svg:height="13.552cm" svg:x="1.247cm" svg:y="0.007cm">
              <draw:object draw:notify-on-update-of-ranges="'Enzyme entries'.D1:'Enzyme entries'.O1 'Enzyme entries'.C2:'Enzyme entries'.C2 'Enzyme entries'.D2:'Enzyme entries'.O2 'Enzyme entries'.C3:'Enzyme entries'.C3 'Enzyme entries'.D3:'Enzyme entries'.O3 'Enzyme entries'.C4:'Enzyme entries'.C4 'Enzyme entries'.D4:'Enzyme entries'.O4 'Enzyme entries'.C5:'Enzyme entries'.C5 'Enzyme entries'.D5:'Enzyme entries'.O5 'Enzyme entries'.C6:'Enzyme entries'.C6 'Enzyme entries'.D6:'Enzyme entries'.O6 'Enzyme entries'.C7:'Enzyme entries'.C7 'Enzyme entries'.D7:'Enzyme entries'.O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3">
          <table:table-cell table:number-columns-repeated="10"/>
          <table:table-cell table:style-name="ce4"/>
          <table:table-cell table:style-name="ce9"/>
          <table:table-cell table:style-name="ce9" office:value-type="string">
            <text:p>  </text:p>
          </table:table-cell>
          <table:table-cell table:number-columns-repeated="11"/>
          <table:table-cell table:style-name="ce4"/>
          <table:table-cell table:style-name="ce9" table:number-columns-repeated="2"/>
          <table:table-cell table:number-columns-repeated="229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2"/>
          <table:table-cell table:number-columns-repeated="4"/>
          <table:table-cell table:style-name="ce4"/>
          <table:table-cell table:style-name="ce9" table:number-columns-repeated="2"/>
          <table:table-cell table:number-columns-repeated="3"/>
          <table:table-cell table:style-name="ce4"/>
          <table:table-cell table:style-name="ce9" table:number-columns-repeated="2"/>
          <table:table-cell table:number-columns-repeated="5"/>
          <table:table-cell table:style-name="ce4"/>
          <table:table-cell table:style-name="ce9" table:number-columns-repeated="2"/>
          <table:table-cell table:number-columns-repeated="229"/>
        </table:table-row>
        <table:table-row table:style-name="ro2">
          <table:table-cell table:number-columns-repeated="2"/>
          <table:table-cell table:style-name="Default"/>
          <table:table-cell table:style-name="ce13"/>
          <table:table-cell table:style-name="ce15" table:number-columns-repeated="2"/>
          <table:table-cell table:number-columns-repeated="4"/>
          <table:table-cell table:style-name="ce4"/>
          <table:table-cell table:style-name="ce9"/>
          <table:table-cell table:style-name="ce4" table:number-columns-repeated="2"/>
          <table:table-cell table:style-name="ce9"/>
          <table:table-cell/>
          <table:table-cell table:style-name="ce4" table:number-columns-repeated="2"/>
          <table:table-cell table:style-name="ce9" table:number-columns-repeated="2"/>
          <table:table-cell table:number-columns-repeated="4"/>
          <table:table-cell table:style-name="ce4"/>
          <table:table-cell table:style-name="ce9" table:number-columns-repeated="2"/>
          <table:table-cell table:number-columns-repeated="229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5" table:number-columns-repeated="2"/>
          <table:table-cell table:number-columns-repeated="4"/>
          <table:table-cell table:style-name="ce4"/>
          <table:table-cell table:style-name="ce9"/>
          <table:table-cell table:style-name="ce4" table:number-columns-repeated="6"/>
          <table:table-cell table:style-name="ce9" table:number-columns-repeated="2"/>
          <table:table-cell table:number-columns-repeated="2"/>
          <table:table-cell table:style-name="ce4"/>
          <table:table-cell table:style-name="ce9" table:number-columns-repeated="4"/>
          <table:table-cell table:number-columns-repeated="229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5" table:number-columns-repeated="2"/>
          <table:table-cell table:number-columns-repeated="4"/>
          <table:table-cell table:style-name="ce4"/>
          <table:table-cell table:style-name="ce9"/>
          <table:table-cell table:style-name="ce4" table:number-columns-repeated="6"/>
          <table:table-cell table:style-name="ce9" table:number-columns-repeated="2"/>
          <table:table-cell table:style-name="ce4"/>
          <table:table-cell table:style-name="ce9"/>
          <table:table-cell table:style-name="ce4"/>
          <table:table-cell table:style-name="ce9" table:number-columns-repeated="4"/>
          <table:table-cell table:number-columns-repeated="229"/>
        </table:table-row>
        <table:table-row table:style-name="ro2">
          <table:table-cell table:number-columns-repeated="2"/>
          <table:table-cell table:style-name="Default"/>
          <table:table-cell table:style-name="ce13"/>
          <table:table-cell table:style-name="ce15" table:number-columns-repeated="2"/>
          <table:table-cell table:number-columns-repeated="4"/>
          <table:table-cell table:style-name="ce4"/>
          <table:table-cell table:style-name="ce9"/>
          <table:table-cell table:style-name="ce4"/>
          <table:table-cell table:style-name="ce9"/>
          <table:table-cell table:style-name="ce4" table:number-columns-repeated="4"/>
          <table:table-cell table:style-name="ce9" table:number-columns-repeated="2"/>
          <table:table-cell table:style-name="ce4"/>
          <table:table-cell table:style-name="ce9"/>
          <table:table-cell table:style-name="ce4"/>
          <table:table-cell table:style-name="ce9" table:number-columns-repeated="4"/>
          <table:table-cell table:number-columns-repeated="229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5" table:number-columns-repeated="2"/>
          <table:table-cell table:number-columns-repeated="4"/>
          <table:table-cell table:style-name="ce4"/>
          <table:table-cell table:style-name="ce9"/>
          <table:table-cell table:style-name="ce4"/>
          <table:table-cell table:style-name="ce9"/>
          <table:table-cell table:style-name="ce4" table:number-columns-repeated="4"/>
          <table:table-cell table:style-name="ce9" table:number-columns-repeated="2"/>
          <table:table-cell table:style-name="ce4"/>
          <table:table-cell table:style-name="ce9"/>
          <table:table-cell table:style-name="ce4"/>
          <table:table-cell table:style-name="ce9" table:number-columns-repeated="2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5" table:number-columns-repeated="2"/>
          <table:table-cell table:number-columns-repeated="6"/>
          <table:table-cell table:style-name="ce4"/>
          <table:table-cell table:style-name="ce9"/>
          <table:table-cell table:style-name="ce4" table:number-columns-repeated="3"/>
          <table:table-cell table:number-columns-repeated="3"/>
          <table:table-cell table:style-name="ce4"/>
          <table:table-cell table:style-name="ce9"/>
          <table:table-cell table:style-name="ce4"/>
          <table:table-cell table:style-name="ce9" table:number-columns-repeated="2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2"/>
          <table:table-cell table:style-name="Default"/>
          <table:table-cell table:style-name="ce13"/>
          <table:table-cell table:style-name="ce15" table:number-columns-repeated="2"/>
          <table:table-cell table:number-columns-repeated="6"/>
          <table:table-cell table:style-name="ce4"/>
          <table:table-cell table:style-name="ce9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style-name="ce9"/>
          <table:table-cell table:style-name="ce4"/>
          <table:table-cell table:style-name="ce9" table:number-columns-repeated="2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2"/>
          <table:table-cell table:number-columns-repeated="6"/>
          <table:table-cell table:style-name="ce4"/>
          <table:table-cell table:style-name="ce9"/>
          <table:table-cell table:number-columns-repeated="5"/>
          <table:table-cell table:style-name="ce9"/>
          <table:table-cell table:style-name="ce4"/>
          <table:table-cell table:style-name="ce9"/>
          <table:table-cell table:style-name="ce4"/>
          <table:table-cell table:style-name="ce9" table:number-columns-repeated="2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19"/>
          <table:table-cell table:style-name="ce9"/>
          <table:table-cell table:number-columns-repeated="5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17"/>
          <table:table-cell table:style-name="ce4"/>
          <table:table-cell table:style-name="ce9" table:number-columns-repeated="2"/>
          <table:table-cell table:number-columns-repeated="5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17"/>
          <table:table-cell table:style-name="ce4"/>
          <table:table-cell table:style-name="ce9" table:number-columns-repeated="2"/>
          <table:table-cell table:number-columns-repeated="236"/>
        </table:table-row>
        <table:table-row table:style-name="ro2" table:number-rows-repeated="2">
          <table:table-cell table:number-columns-repeated="17"/>
          <table:table-cell table:style-name="ce4"/>
          <table:table-cell table:style-name="ce9"/>
          <table:table-cell table:number-columns-repeated="237"/>
        </table:table-row>
        <table:table-row table:style-name="ro2" table:number-rows-repeated="4">
          <table:table-cell table:number-columns-repeated="256"/>
        </table:table-row>
        <table:table-row table:style-name="ro3">
          <table:table-cell table:number-columns-repeated="22"/>
          <table:table-cell table:style-name="ce4"/>
          <table:table-cell table:style-name="ce9"/>
          <table:table-cell table:style-name="ce9" office:value-type="string">
            <text:p>  </text:p>
          </table:table-cell>
          <table:table-cell table:number-columns-repeated="231"/>
        </table:table-row>
        <table:table-row table:style-name="ro2" table:number-rows-repeated="2">
          <table:table-cell table:number-columns-repeated="256"/>
        </table:table-row>
        <table:table-row table:style-name="ro2" table:number-rows-repeated="2">
          <table:table-cell/>
          <table:table-cell table:style-name="ce4"/>
          <table:table-cell table:style-name="ce9"/>
          <table:table-cell table:style-name="ce14"/>
          <table:table-cell table:style-name="ce16" table:number-columns-repeated="2"/>
          <table:table-cell table:number-columns-repeated="250"/>
        </table:table-row>
        <table:table-row table:style-name="ro2" table:number-rows-repeated="4">
          <table:table-cell/>
          <table:table-cell table:style-name="ce4"/>
          <table:table-cell table:style-name="ce9" table:number-columns-repeated="2"/>
          <table:table-cell table:style-name="ce16" table:number-columns-repeated="2"/>
          <table:table-cell table:number-columns-repeated="250"/>
        </table:table-row>
        <table:table-row table:style-name="ro2">
          <table:table-cell table:number-columns-repeated="3"/>
          <table:table-cell table:style-name="ce9"/>
          <table:table-cell table:style-name="ce16" table:number-columns-repeated="2"/>
          <table:table-cell table:number-columns-repeated="250"/>
        </table:table-row>
        <table:table-row table:style-name="ro2">
          <table:table-cell table:number-columns-repeated="3"/>
          <table:table-cell table:style-name="ce9"/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>
            <draw:frame table:end-cell-address="'Enzyme entries'.P70" table:end-x="0.178cm" table:end-y="0.35cm" draw:z-index="1" draw:style-name="gr1" svg:width="31.899cm" svg:height="10.953cm" svg:x="1.263cm" svg:y="0.028cm">
              <draw:object draw:notify-on-update-of-ranges="'Enzyme entries'.D1:'Enzyme entries'.O1 'Enzyme entries'.C9:'Enzyme entries'.C9 'Enzyme entries'.D9:'Enzyme entries'.O9 'Enzyme entries'.C10:'Enzyme entries'.C10 'Enzyme entries'.D10:'Enzyme entries'.O1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55"/>
        </table:table-row>
        <table:table-row table:style-name="ro2" table:number-rows-repeated="6549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nks" table:style-name="ta2" table:print="false">
        <table:table-column table:style-name="co7" table:default-cell-style-name="ce7"/>
        <table:table-column table:style-name="co8" table:number-columns-repeated="12" table:default-cell-style-name="Default"/>
        <table:table-column table:style-name="co5" table:number-columns-repeated="243" table:default-cell-style-name="Default"/>
        <table:table-row table:style-name="ro4">
          <table:table-cell table:style-name="ce18" office:value-type="string">
            <text:p>Db name </text:p>
          </table:table-cell>
          <table:table-cell table:style-name="ce18" office:value-type="string">
            <text:p>Rel. 47</text:p>
          </table:table-cell>
          <table:table-cell table:style-name="ce18" office:value-type="string">
            <text:p>Rel. 48</text:p>
          </table:table-cell>
          <table:table-cell table:style-name="ce18" office:value-type="string">
            <text:p>Rel. 49</text:p>
          </table:table-cell>
          <table:table-cell table:style-name="ce18" office:value-type="string">
            <text:p>Rel. 50</text:p>
          </table:table-cell>
          <table:table-cell table:style-name="ce18" office:value-type="string">
            <text:p>Rel. 51</text:p>
          </table:table-cell>
          <table:table-cell table:style-name="ce18" office:value-type="string">
            <text:p>Rel. 52</text:p>
          </table:table-cell>
          <table:table-cell table:style-name="ce18" office:value-type="string">
            <text:p>Rel. 53</text:p>
          </table:table-cell>
          <table:table-cell table:style-name="ce18" office:value-type="string">
            <text:p>Rel. 54</text:p>
          </table:table-cell>
          <table:table-cell table:style-name="ce18" office:value-type="string">
            <text:p>Rel. 55</text:p>
          </table:table-cell>
          <table:table-cell table:style-name="ce18" office:value-type="string">
            <text:p>Rel. 56</text:p>
          </table:table-cell>
          <table:table-cell table:style-name="ce18" office:value-type="string">
            <text:p>Rel. 57</text:p>
          </table:table-cell>
          <table:table-cell table:style-name="ce18" office:value-type="string">
            <text:p>Rel. 58</text:p>
          </table:table-cell>
          <table:table-cell table:style-name="ce23" table:number-columns-repeated="220"/>
          <table:table-cell table:number-columns-repeated="23"/>
        </table:table-row>
        <table:table-row table:style-name="ro3">
          <table:table-cell table:style-name="ce19" office:value-type="string">
            <text:p>CAS </text:p>
          </table:table-cell>
          <table:table-cell table:style-name="ce11" office:value-type="float" office:value="3394">
            <text:p>3394</text:p>
          </table:table-cell>
          <table:table-cell table:number-columns-repeated="7" table:style-name="ce11" office:value-type="float" office:value="3395">
            <text:p>3395</text:p>
          </table:table-cell>
          <table:table-cell table:style-name="ce11" table:number-columns-repeated="224"/>
          <table:table-cell table:number-columns-repeated="23"/>
        </table:table-row>
        <table:table-row table:style-name="ro3">
          <table:table-cell table:style-name="ce20" office:value-type="string">
            <text:p>BRENDA </text:p>
          </table:table-cell>
          <table:table-cell table:style-name="ce22" office:value-type="float" office:value="2956">
            <text:p>2956</text:p>
          </table:table-cell>
          <table:table-cell table:style-name="ce22" office:value-type="float" office:value="2942">
            <text:p>2942</text:p>
          </table:table-cell>
          <table:table-cell table:number-columns-repeated="2" table:style-name="ce22" office:value-type="float" office:value="2934">
            <text:p>2934</text:p>
          </table:table-cell>
          <table:table-cell table:style-name="ce22" office:value-type="float" office:value="2885">
            <text:p>2885</text:p>
          </table:table-cell>
          <table:table-cell table:style-name="ce22" office:value-type="float" office:value="2881">
            <text:p>2881</text:p>
          </table:table-cell>
          <table:table-cell table:number-columns-repeated="2" table:style-name="ce22" office:value-type="float" office:value="2879">
            <text:p>2879</text:p>
          </table:table-cell>
          <table:table-cell table:style-name="ce22" table:number-columns-repeated="224"/>
          <table:table-cell table:number-columns-repeated="23"/>
        </table:table-row>
        <table:table-row table:style-name="ro3">
          <table:table-cell table:style-name="ce20" office:value-type="string">
            <text:p>KEGG </text:p>
          </table:table-cell>
          <table:table-cell table:style-name="ce22" office:value-type="float" office:value="2859">
            <text:p>2859</text:p>
          </table:table-cell>
          <table:table-cell table:style-name="ce22" office:value-type="float" office:value="2842">
            <text:p>2842</text:p>
          </table:table-cell>
          <table:table-cell table:style-name="ce22" office:value-type="float" office:value="2834">
            <text:p>2834</text:p>
          </table:table-cell>
          <table:table-cell table:style-name="ce22" office:value-type="float" office:value="2833">
            <text:p>2833</text:p>
          </table:table-cell>
          <table:table-cell table:style-name="ce22" office:value-type="float" office:value="2829">
            <text:p>2829</text:p>
          </table:table-cell>
          <table:table-cell table:number-columns-repeated="3" table:style-name="ce22" office:value-type="float" office:value="2827">
            <text:p>2827</text:p>
          </table:table-cell>
          <table:table-cell table:style-name="ce22" table:number-columns-repeated="224"/>
          <table:table-cell table:number-columns-repeated="23"/>
        </table:table-row>
        <table:table-row table:style-name="ro3">
          <table:table-cell table:style-name="ce19" office:value-type="string">
            <text:p>ERGO </text:p>
          </table:table-cell>
          <table:table-cell table:style-name="ce11" office:value-type="float" office:value="1985">
            <text:p>1985</text:p>
          </table:table-cell>
          <table:table-cell table:style-name="ce11" office:value-type="float" office:value="1970">
            <text:p>1970</text:p>
          </table:table-cell>
          <table:table-cell table:style-name="ce11" office:value-type="float" office:value="1967">
            <text:p>1967</text:p>
          </table:table-cell>
          <table:table-cell table:style-name="ce11" office:value-type="float" office:value="1968">
            <text:p>1968</text:p>
          </table:table-cell>
          <table:table-cell table:style-name="ce11" office:value-type="float" office:value="1969">
            <text:p>1969</text:p>
          </table:table-cell>
          <table:table-cell table:style-name="ce11" office:value-type="float" office:value="1965">
            <text:p>1965</text:p>
          </table:table-cell>
          <table:table-cell table:number-columns-repeated="2" table:style-name="ce11" office:value-type="float" office:value="1966">
            <text:p>1966</text:p>
          </table:table-cell>
          <table:table-cell table:style-name="ce11" table:number-columns-repeated="224"/>
          <table:table-cell table:number-columns-repeated="23"/>
        </table:table-row>
        <table:table-row table:style-name="ro3">
          <table:table-cell table:style-name="ce20" office:value-type="string">
            <text:p>EXPASY </text:p>
          </table:table-cell>
          <table:table-cell table:style-name="ce22" office:value-type="float" office:value="852">
            <text:p>852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845">
            <text:p>845</text:p>
          </table:table-cell>
          <table:table-cell table:style-name="ce22" office:value-type="float" office:value="844">
            <text:p>844</text:p>
          </table:table-cell>
          <table:table-cell table:number-columns-repeated="2" table:style-name="ce22" office:value-type="float" office:value="838">
            <text:p>838</text:p>
          </table:table-cell>
          <table:table-cell table:number-columns-repeated="2" table:style-name="ce22" office:value-type="float" office:value="837">
            <text:p>837</text:p>
          </table:table-cell>
          <table:table-cell table:style-name="ce22" table:number-columns-repeated="224"/>
          <table:table-cell table:number-columns-repeated="23"/>
        </table:table-row>
        <table:table-row table:style-name="ro3">
          <table:table-cell table:style-name="ce19" office:value-type="string">
            <text:p>WIT </text:p>
          </table:table-cell>
          <table:table-cell table:style-name="ce11" office:value-type="float" office:value="834">
            <text:p>834</text:p>
          </table:table-cell>
          <table:table-cell table:style-name="ce11" office:value-type="float" office:value="832">
            <text:p>832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826">
            <text:p>826</text:p>
          </table:table-cell>
          <table:table-cell table:number-columns-repeated="2" table:style-name="ce11" office:value-type="float" office:value="820">
            <text:p>820</text:p>
          </table:table-cell>
          <table:table-cell table:number-columns-repeated="2" table:style-name="ce11" office:value-type="float" office:value="819">
            <text:p>819</text:p>
          </table:table-cell>
          <table:table-cell table:style-name="ce11" table:number-columns-repeated="224"/>
          <table:table-cell table:number-columns-repeated="23"/>
        </table:table-row>
        <table:table-row table:style-name="ro3">
          <table:table-cell table:style-name="ce19" office:value-type="string">
            <text:p>NIST 74 </text:p>
          </table:table-cell>
          <table:table-cell table:number-columns-repeated="8" table:style-name="ce11" office:value-type="float" office:value="354">
            <text:p>354</text:p>
          </table:table-cell>
          <table:table-cell table:style-name="ce11" table:number-columns-repeated="224"/>
          <table:table-cell table:number-columns-repeated="23"/>
        </table:table-row>
        <table:table-row table:style-name="ro3">
          <table:table-cell table:style-name="ce19" office:value-type="string">
            <text:p>MEROPS </text:p>
          </table:table-cell>
          <table:table-cell table:number-columns-repeated="8" table:style-name="ce11" office:value-type="float" office:value="345">
            <text:p>345</text:p>
          </table:table-cell>
          <table:table-cell table:style-name="ce11" table:number-columns-repeated="224"/>
          <table:table-cell table:number-columns-repeated="23"/>
        </table:table-row>
        <table:table-row table:style-name="ro3">
          <table:table-cell table:style-name="ce19" office:value-type="string">
            <text:p>UM-BBD </text:p>
          </table:table-cell>
          <table:table-cell table:number-columns-repeated="8" table:style-name="ce11" office:value-type="float" office:value="219">
            <text:p>219</text:p>
          </table:table-cell>
          <table:table-cell table:style-name="ce11" table:number-columns-repeated="224"/>
          <table:table-cell table:number-columns-repeated="23"/>
        </table:table-row>
        <table:table-row table:style-name="ro3" table:visibility="collapse">
          <table:table-cell table:style-name="ce21" office:value-type="string">
            <text:p>(ALL)</text:p>
          </table:table-cell>
          <table:table-cell table:number-columns-repeated="255"/>
        </table:table-row>
        <table:table-row table:style-name="ro3">
          <table:table-cell table:style-name="ce19" office:value-type="string">
            <text:p>TOTAL</text:p>
          </table:table-cell>
          <table:table-cell table:style-name="ce5" table:formula="of:=SUM([.B2:.B10])" office:value-type="float" office:value="13798">
            <text:p>13798</text:p>
          </table:table-cell>
          <table:table-cell table:style-name="ce5" table:formula="of:=SUM([.C2:.C10])" office:value-type="float" office:value="13749">
            <text:p>13749</text:p>
          </table:table-cell>
          <table:table-cell table:style-name="ce5" table:formula="of:=SUM([.D2:.D10])" office:value-type="float" office:value="13720">
            <text:p>13720</text:p>
          </table:table-cell>
          <table:table-cell table:style-name="ce5" table:formula="of:=SUM([.E2:.E10])" office:value-type="float" office:value="13718">
            <text:p>13718</text:p>
          </table:table-cell>
          <table:table-cell table:style-name="ce5" table:formula="of:=SUM([.F2:.F10])" office:value-type="float" office:value="13654">
            <text:p>13654</text:p>
          </table:table-cell>
          <table:table-cell table:style-name="ce5" table:formula="of:=SUM([.G2:.G10])" office:value-type="float" office:value="13644">
            <text:p>13644</text:p>
          </table:table-cell>
          <table:table-cell table:style-name="ce5" table:formula="of:=SUM([.H2:.H10])" office:value-type="float" office:value="13641">
            <text:p>13641</text:p>
          </table:table-cell>
          <table:table-cell table:style-name="ce5" table:formula="of:=SUM([.I2:.I10])" office:value-type="float" office:value="13641">
            <text:p>13641</text:p>
          </table:table-cell>
          <table:table-cell table:style-name="ce5" table:formula="of:=SUM([.J2:.J10])" office:value-type="float" office:value="0">
            <text:p>0</text:p>
          </table:table-cell>
          <table:table-cell table:style-name="ce5" table:formula="of:=SUM([.K2:.K10])" office:value-type="float" office:value="0">
            <text:p>0</text:p>
          </table:table-cell>
          <table:table-cell table:style-name="ce5" table:formula="of:=SUM([.L2:.L10])" office:value-type="float" office:value="0">
            <text:p>0</text:p>
          </table:table-cell>
          <table:table-cell table:style-name="ce5" table:formula="of:=SUM([.M2:.M10])" office:value-type="float" office:value="0">
            <text:p>0</text:p>
          </table:table-cell>
          <table:table-cell table:style-name="ce11" table:number-columns-repeated="220"/>
          <table:table-cell table:number-columns-repeated="23"/>
        </table:table-row>
        <table:table-row table:style-name="ro2">
          <table:table-cell table:number-columns-repeated="256"/>
        </table:table-row>
        <table:table-row table:style-name="ro2">
          <table:table-cell>
            <draw:frame table:end-cell-address="links.P43" table:end-x="1.211cm" table:end-y="0.355cm" draw:z-index="0" draw:style-name="gr1" svg:width="30.474cm" svg:height="12.661cm" svg:x="0.184cm" svg:y="0.027cm">
              <draw:object draw:notify-on-update-of-ranges="links.B1:links.M1 links.A2:links.A2 links.B2:links.M2 links.A3:links.A3 links.B3:links.M3 links.A4:links.A4 links.B4:links.M4 links.A5:links.A5 links.B5:links.M5 links.A6:links.A6 links.B6:links.M6 links.A7:links.A7 links.B7:links.M7 links.A8:links.A8 links.B8:links.M8 links.A9:links.A9 links.B9:links.M9 links.A10:links.A10 links.B10:links.M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5"/>
        </table:table-row>
        <table:table-row table:style-name="ro2">
          <table:table-cell table:number-columns-repeated="16"/>
          <table:table-cell table:style-name="ce9"/>
          <table:table-cell table:style-name="ce4"/>
          <table:table-cell table:number-columns-repeated="238"/>
        </table:table-row>
        <table:table-row table:style-name="ro2" table:number-rows-repeated="9">
          <table:table-cell/>
          <table:table-cell table:style-name="ce9"/>
          <table:table-cell table:style-name="ce4"/>
          <table:table-cell table:number-columns-repeated="13"/>
          <table:table-cell table:style-name="ce9"/>
          <table:table-cell table:style-name="ce4"/>
          <table:table-cell table:number-columns-repeated="238"/>
        </table:table-row>
        <table:table-row table:style-name="ro2" table:number-rows-repeated="4">
          <table:table-cell/>
          <table:table-cell table:style-name="ce4"/>
          <table:table-cell table:number-columns-repeated="14"/>
          <table:table-cell table:style-name="ce9"/>
          <table:table-cell table:style-name="ce4"/>
          <table:table-cell table:number-columns-repeated="238"/>
        </table:table-row>
        <table:table-row table:style-name="ro2">
          <table:table-cell table:number-columns-repeated="16"/>
          <table:table-cell table:style-name="ce9"/>
          <table:table-cell table:style-name="ce4"/>
          <table:table-cell table:number-columns-repeated="238"/>
        </table:table-row>
        <table:table-row table:style-name="ro2" table:number-rows-repeated="15">
          <table:table-cell table:number-columns-repeated="256"/>
        </table:table-row>
        <table:table-row table:style-name="ro2" table:number-rows-repeated="9">
          <table:table-cell/>
          <table:table-cell table:style-name="ce9"/>
          <table:table-cell table:style-name="ce4"/>
          <table:table-cell table:number-columns-repeated="253"/>
        </table:table-row>
        <table:table-row table:style-name="ro2" table:number-rows-repeated="6548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xrefs" table:style-name="ta3" table:print="false">
        <table:table-column table:style-name="co9" table:default-cell-style-name="Default"/>
        <table:table-column table:style-name="co10" table:number-columns-repeated="12" table:default-cell-style-name="Default"/>
        <table:table-column table:style-name="co5" table:number-columns-repeated="243" table:default-cell-style-name="Default"/>
        <table:table-row table:style-name="ro3">
          <table:table-cell table:style-name="ce24" office:value-type="string">
            <text:p>External entries </text:p>
          </table:table-cell>
          <table:table-cell table:style-name="ce26" office:value-type="string">
            <text:p>Rel. 47</text:p>
          </table:table-cell>
          <table:table-cell table:style-name="ce26" office:value-type="string">
            <text:p>Rel. 48</text:p>
          </table:table-cell>
          <table:table-cell table:style-name="ce26" office:value-type="string">
            <text:p>Rel. 49</text:p>
          </table:table-cell>
          <table:table-cell table:style-name="ce26" office:value-type="string">
            <text:p>Rel. 50</text:p>
          </table:table-cell>
          <table:table-cell table:style-name="ce26" office:value-type="string">
            <text:p>Rel. 51</text:p>
          </table:table-cell>
          <table:table-cell table:style-name="ce26" office:value-type="string">
            <text:p>Rel. 52</text:p>
          </table:table-cell>
          <table:table-cell table:style-name="ce26" office:value-type="string">
            <text:p>Rel. 53</text:p>
          </table:table-cell>
          <table:table-cell table:style-name="ce26" office:value-type="string">
            <text:p>Rel. 54</text:p>
          </table:table-cell>
          <table:table-cell table:style-name="ce26" office:value-type="string">
            <text:p>Rel. 55</text:p>
          </table:table-cell>
          <table:table-cell table:style-name="ce26" office:value-type="string">
            <text:p>Rel. 56</text:p>
          </table:table-cell>
          <table:table-cell table:style-name="ce26" office:value-type="string">
            <text:p>Rel. 57</text:p>
          </table:table-cell>
          <table:table-cell table:style-name="ce26" office:value-type="string">
            <text:p>Rel. 58</text:p>
          </table:table-cell>
          <table:table-cell table:style-name="ce31" table:number-columns-repeated="209"/>
          <table:table-cell table:style-name="ce33" table:number-columns-repeated="34"/>
        </table:table-row>
        <table:table-row table:style-name="ro3">
          <table:table-cell table:style-name="ce25" office:value-type="string">
            <text:p>SWISSPROT </text:p>
          </table:table-cell>
          <table:table-cell table:style-name="ce27" office:value-type="float" office:value="136591">
            <text:p>136591</text:p>
          </table:table-cell>
          <table:table-cell table:style-name="ce27" office:value-type="float" office:value="138165">
            <text:p>138165</text:p>
          </table:table-cell>
          <table:table-cell table:style-name="ce27" office:value-type="float" office:value="160743">
            <text:p>160743</text:p>
          </table:table-cell>
          <table:table-cell table:style-name="ce27" office:value-type="float" office:value="162549">
            <text:p>162549</text:p>
          </table:table-cell>
          <table:table-cell table:number-columns-repeated="2" table:style-name="ce27" office:value-type="float" office:value="173756">
            <text:p>173756</text:p>
          </table:table-cell>
          <table:table-cell table:style-name="ce27" office:value-type="float" office:value="178893">
            <text:p>178893</text:p>
          </table:table-cell>
          <table:table-cell table:style-name="ce27" office:value-type="float" office:value="178951">
            <text:p>178951</text:p>
          </table:table-cell>
          <table:table-cell table:style-name="ce28" table:number-columns-repeated="2"/>
          <table:table-cell table:style-name="ce11" table:number-columns-repeated="211"/>
          <table:table-cell table:number-columns-repeated="34"/>
        </table:table-row>
        <table:table-row table:style-name="ro3">
          <table:table-cell table:style-name="ce25" office:value-type="string">
            <text:p>GO </text:p>
          </table:table-cell>
          <table:table-cell table:style-name="ce27" office:value-type="float" office:value="3789">
            <text:p>3789</text:p>
          </table:table-cell>
          <table:table-cell table:number-columns-repeated="3" table:style-name="ce27" office:value-type="float" office:value="3790">
            <text:p>3790</text:p>
          </table:table-cell>
          <table:table-cell table:number-columns-repeated="4" table:style-name="ce27" office:value-type="float" office:value="3791">
            <text:p>3791</text:p>
          </table:table-cell>
          <table:table-cell table:style-name="ce28" table:number-columns-repeated="2"/>
          <table:table-cell table:style-name="ce11" table:number-columns-repeated="211"/>
          <table:table-cell table:number-columns-repeated="34"/>
        </table:table-row>
        <table:table-row table:style-name="ro3">
          <table:table-cell table:style-name="ce25" office:value-type="string">
            <text:p>PROSITE </text:p>
          </table:table-cell>
          <table:table-cell table:number-columns-repeated="4" table:style-name="ce27" office:value-type="float" office:value="452">
            <text:p>452</text:p>
          </table:table-cell>
          <table:table-cell table:number-columns-repeated="2" table:style-name="ce27" office:value-type="float" office:value="453">
            <text:p>453</text:p>
          </table:table-cell>
          <table:table-cell table:number-columns-repeated="2" table:style-name="ce27" office:value-type="float" office:value="454">
            <text:p>454</text:p>
          </table:table-cell>
          <table:table-cell table:style-name="ce28" table:number-columns-repeated="2"/>
          <table:table-cell table:style-name="ce11" table:number-columns-repeated="211"/>
          <table:table-cell table:number-columns-repeated="34"/>
        </table:table-row>
        <table:table-row table:style-name="ro3">
          <table:table-cell table:style-name="ce25" office:value-type="string">
            <text:p>DIAGRAM </text:p>
          </table:table-cell>
          <table:table-cell table:number-columns-repeated="2" table:style-name="ce27" office:value-type="float" office:value="421">
            <text:p>421</text:p>
          </table:table-cell>
          <table:table-cell table:number-columns-repeated="3" table:style-name="ce27" office:value-type="float" office:value="424">
            <text:p>424</text:p>
          </table:table-cell>
          <table:table-cell table:number-columns-repeated="3" table:style-name="ce27" office:value-type="float" office:value="432">
            <text:p>432</text:p>
          </table:table-cell>
          <table:table-cell table:style-name="ce28" table:number-columns-repeated="2"/>
          <table:table-cell table:style-name="ce11" table:number-columns-repeated="211"/>
          <table:table-cell table:number-columns-repeated="34"/>
        </table:table-row>
        <table:table-row table:style-name="ro3">
          <table:table-cell table:style-name="ce25" office:value-type="string">
            <text:p>MIM </text:p>
          </table:table-cell>
          <table:table-cell table:style-name="ce27" table:number-columns-repeated="8"/>
          <table:table-cell table:style-name="ce28" table:number-columns-repeated="2"/>
          <table:table-cell table:style-name="ce11" table:number-columns-repeated="211"/>
          <table:table-cell table:number-columns-repeated="34"/>
        </table:table-row>
        <table:table-row table:style-name="ro3">
          <table:table-cell table:style-name="ce25" office:value-type="string">
            <text:p>(ALL)</text:p>
          </table:table-cell>
          <table:table-cell table:style-name="ce27" table:formula="of:=SUM([.B2:.B6])" office:value-type="float" office:value="141253">
            <text:p>141253</text:p>
          </table:table-cell>
          <table:table-cell table:style-name="ce27" table:formula="of:=SUM([.C2:.C6])" office:value-type="float" office:value="142828">
            <text:p>142828</text:p>
          </table:table-cell>
          <table:table-cell table:style-name="ce27" table:formula="of:=SUM([.D2:.D6])" office:value-type="float" office:value="165409">
            <text:p>165409</text:p>
          </table:table-cell>
          <table:table-cell table:style-name="ce27" table:formula="of:=SUM([.E2:.E6])" office:value-type="float" office:value="167215">
            <text:p>167215</text:p>
          </table:table-cell>
          <table:table-cell table:style-name="ce27" table:formula="of:=SUM([.F2:.F6])" office:value-type="float" office:value="178424">
            <text:p>178424</text:p>
          </table:table-cell>
          <table:table-cell table:style-name="ce27" table:formula="of:=SUM([.G2:.G6])" office:value-type="float" office:value="178432">
            <text:p>178432</text:p>
          </table:table-cell>
          <table:table-cell table:style-name="ce27" table:formula="of:=SUM([.H2:.H6])" office:value-type="float" office:value="183570">
            <text:p>183570</text:p>
          </table:table-cell>
          <table:table-cell table:style-name="ce27" table:formula="of:=SUM([.I2:.I6])" office:value-type="float" office:value="183628">
            <text:p>183628</text:p>
          </table:table-cell>
          <table:table-cell table:style-name="ce27" table:formula="of:=SUM([.J2:.J6])" office:value-type="float" office:value="0">
            <text:p>0</text:p>
          </table:table-cell>
          <table:table-cell table:style-name="ce27" table:formula="of:=SUM([.K2:.K6])" office:value-type="float" office:value="0">
            <text:p>0</text:p>
          </table:table-cell>
          <table:table-cell table:style-name="ce27" table:formula="of:=SUM([.L2:.L6])" office:value-type="float" office:value="0">
            <text:p>0</text:p>
          </table:table-cell>
          <table:table-cell table:style-name="ce27" table:formula="of:=SUM([.M2:.M6])" office:value-type="float" office:value="0">
            <text:p>0</text:p>
          </table:table-cell>
          <table:table-cell table:style-name="ce11" table:number-columns-repeated="209"/>
          <table:table-cell table:number-columns-repeated="34"/>
        </table:table-row>
        <table:table-row table:style-name="ro3">
          <table:table-cell table:style-name="ce26" office:value-type="string">
            <text:p>Total cross references </text:p>
          </table:table-cell>
          <table:table-cell table:style-name="ce26" office:value-type="string">
            <text:p>Rel. 47</text:p>
          </table:table-cell>
          <table:table-cell table:style-name="ce26" office:value-type="string">
            <text:p>Rel. 48</text:p>
          </table:table-cell>
          <table:table-cell table:style-name="ce26" office:value-type="string">
            <text:p>Rel. 49</text:p>
          </table:table-cell>
          <table:table-cell table:style-name="ce26" office:value-type="string">
            <text:p>Rel. 50</text:p>
          </table:table-cell>
          <table:table-cell table:style-name="ce26" office:value-type="string">
            <text:p>Rel. 51</text:p>
          </table:table-cell>
          <table:table-cell table:style-name="ce26" office:value-type="string">
            <text:p>Rel. 52</text:p>
          </table:table-cell>
          <table:table-cell table:style-name="ce26" office:value-type="string">
            <text:p>Rel. 53</text:p>
          </table:table-cell>
          <table:table-cell table:style-name="ce26" office:value-type="string">
            <text:p>Rel. 54</text:p>
          </table:table-cell>
          <table:table-cell table:style-name="ce26" office:value-type="string">
            <text:p>Rel. 55</text:p>
          </table:table-cell>
          <table:table-cell table:style-name="ce26" office:value-type="string">
            <text:p>Rel. 56</text:p>
          </table:table-cell>
          <table:table-cell table:style-name="ce26" office:value-type="string">
            <text:p>Rel. 57</text:p>
          </table:table-cell>
          <table:table-cell table:style-name="ce26" office:value-type="string">
            <text:p>Rel. 58</text:p>
          </table:table-cell>
          <table:table-cell table:style-name="ce32" table:number-columns-repeated="209"/>
          <table:table-cell table:number-columns-repeated="34"/>
        </table:table-row>
        <table:table-row table:style-name="ro3">
          <table:table-cell table:style-name="ce25" office:value-type="string">
            <text:p>SWISSPROT </text:p>
          </table:table-cell>
          <table:table-cell table:style-name="ce28" office:value-type="float" office:value="143085">
            <text:p>143085</text:p>
          </table:table-cell>
          <table:table-cell table:style-name="ce11" office:value-type="float" office:value="144681">
            <text:p>144681</text:p>
          </table:table-cell>
          <table:table-cell table:style-name="ce11" office:value-type="float" office:value="167793">
            <text:p>167793</text:p>
          </table:table-cell>
          <table:table-cell table:style-name="ce11" office:value-type="float" office:value="169608">
            <text:p>169608</text:p>
          </table:table-cell>
          <table:table-cell table:number-columns-repeated="2" table:style-name="ce11" office:value-type="float" office:value="181435">
            <text:p>181435</text:p>
          </table:table-cell>
          <table:table-cell table:style-name="ce11" office:value-type="float" office:value="186837">
            <text:p>186837</text:p>
          </table:table-cell>
          <table:table-cell table:style-name="ce11" office:value-type="float" office:value="186900">
            <text:p>186900</text:p>
          </table:table-cell>
          <table:table-cell table:style-name="ce11" table:number-columns-repeated="213"/>
          <table:table-cell table:number-columns-repeated="34"/>
        </table:table-row>
        <table:table-row table:style-name="ro3">
          <table:table-cell table:style-name="ce25" office:value-type="string">
            <text:p>GO </text:p>
          </table:table-cell>
          <table:table-cell table:style-name="ce28" office:value-type="float" office:value="3792">
            <text:p>3792</text:p>
          </table:table-cell>
          <table:table-cell table:number-columns-repeated="3" table:style-name="ce11" office:value-type="float" office:value="3795">
            <text:p>3795</text:p>
          </table:table-cell>
          <table:table-cell table:number-columns-repeated="4" table:style-name="ce11" office:value-type="float" office:value="3796">
            <text:p>3796</text:p>
          </table:table-cell>
          <table:table-cell table:style-name="ce11" table:number-columns-repeated="213"/>
          <table:table-cell table:number-columns-repeated="34"/>
        </table:table-row>
        <table:table-row table:style-name="ro3">
          <table:table-cell table:style-name="ce25" office:value-type="string">
            <text:p>PROSITE </text:p>
          </table:table-cell>
          <table:table-cell table:style-name="ce28" office:value-type="float" office:value="1317">
            <text:p>1317</text:p>
          </table:table-cell>
          <table:table-cell table:style-name="ce11" office:value-type="float" office:value="1318">
            <text:p>1318</text:p>
          </table:table-cell>
          <table:table-cell table:number-columns-repeated="2" table:style-name="ce11" office:value-type="float" office:value="1319">
            <text:p>1319</text:p>
          </table:table-cell>
          <table:table-cell table:number-columns-repeated="2" table:style-name="ce11" office:value-type="float" office:value="1323">
            <text:p>1323</text:p>
          </table:table-cell>
          <table:table-cell table:number-columns-repeated="2" table:style-name="ce11" office:value-type="float" office:value="1326">
            <text:p>1326</text:p>
          </table:table-cell>
          <table:table-cell table:style-name="ce11" table:number-columns-repeated="3"/>
          <table:table-cell table:style-name="ce30"/>
          <table:table-cell table:style-name="ce11" table:number-columns-repeated="209"/>
          <table:table-cell table:number-columns-repeated="34"/>
        </table:table-row>
        <table:table-row table:style-name="ro3">
          <table:table-cell table:style-name="ce25" office:value-type="string">
            <text:p>DIAGRAM </text:p>
          </table:table-cell>
          <table:table-cell table:style-name="ce28" office:value-type="float" office:value="1261">
            <text:p>1261</text:p>
          </table:table-cell>
          <table:table-cell table:style-name="ce11" office:value-type="float" office:value="1261">
            <text:p>1261</text:p>
          </table:table-cell>
          <table:table-cell table:number-columns-repeated="3" table:style-name="ce11" office:value-type="float" office:value="1268">
            <text:p>1268</text:p>
          </table:table-cell>
          <table:table-cell table:number-columns-repeated="3" table:style-name="ce11" office:value-type="float" office:value="1283">
            <text:p>1283</text:p>
          </table:table-cell>
          <table:table-cell table:style-name="ce11"/>
          <table:table-cell table:style-name="ce30"/>
          <table:table-cell table:style-name="ce28"/>
          <table:table-cell table:style-name="ce30"/>
          <table:table-cell table:style-name="ce11" table:number-columns-repeated="209"/>
          <table:table-cell table:number-columns-repeated="34"/>
        </table:table-row>
        <table:table-row table:style-name="ro3">
          <table:table-cell table:style-name="ce25" office:value-type="string">
            <text:p>MIM </text:p>
          </table:table-cell>
          <table:table-cell table:style-name="ce2"/>
          <table:table-cell table:style-name="ce11" table:number-columns-repeated="8"/>
          <table:table-cell table:style-name="ce30"/>
          <table:table-cell table:style-name="ce28"/>
          <table:table-cell table:style-name="ce30"/>
          <table:table-cell table:style-name="ce11" table:number-columns-repeated="209"/>
          <table:table-cell table:number-columns-repeated="34"/>
        </table:table-row>
        <table:table-row table:style-name="ro3">
          <table:table-cell table:style-name="ce25" office:value-type="string">
            <text:p>(ALL)</text:p>
          </table:table-cell>
          <table:table-cell table:style-name="ce2" table:formula="of:=SUM([.B9:.B13])" office:value-type="float" office:value="149455">
            <text:p>149455</text:p>
          </table:table-cell>
          <table:table-cell table:style-name="ce2" table:formula="of:=SUM([.C9:.C13])" office:value-type="float" office:value="151055">
            <text:p>151055</text:p>
          </table:table-cell>
          <table:table-cell table:style-name="ce2" table:formula="of:=SUM([.D9:.D13])" office:value-type="float" office:value="174175">
            <text:p>174175</text:p>
          </table:table-cell>
          <table:table-cell table:style-name="ce2" table:formula="of:=SUM([.E9:.E13])" office:value-type="float" office:value="175990">
            <text:p>175990</text:p>
          </table:table-cell>
          <table:table-cell table:style-name="ce2" table:formula="of:=SUM([.F9:.F13])" office:value-type="float" office:value="187822">
            <text:p>187822</text:p>
          </table:table-cell>
          <table:table-cell table:style-name="ce2" table:formula="of:=SUM([.G9:.G13])" office:value-type="float" office:value="187837">
            <text:p>187837</text:p>
          </table:table-cell>
          <table:table-cell table:style-name="ce2" table:formula="of:=SUM([.H9:.H13])" office:value-type="float" office:value="193242">
            <text:p>193242</text:p>
          </table:table-cell>
          <table:table-cell table:style-name="ce2" table:formula="of:=SUM([.I9:.I13])" office:value-type="float" office:value="193305">
            <text:p>193305</text:p>
          </table:table-cell>
          <table:table-cell table:style-name="ce2" table:formula="of:=SUM([.J9:.J13])" office:value-type="float" office:value="0">
            <text:p>0</text:p>
          </table:table-cell>
          <table:table-cell table:style-name="ce2" table:formula="of:=SUM([.K9:.K13])" office:value-type="float" office:value="0">
            <text:p>0</text:p>
          </table:table-cell>
          <table:table-cell table:style-name="ce2" table:formula="of:=SUM([.L9:.L13])" office:value-type="float" office:value="0">
            <text:p>0</text:p>
          </table:table-cell>
          <table:table-cell table:style-name="ce2" table:formula="of:=SUM([.M9:.M13])" office:value-type="float" office:value="0">
            <text:p>0</text:p>
          </table:table-cell>
          <table:table-cell table:style-name="ce11" table:number-columns-repeated="209"/>
          <table:table-cell table:number-columns-repeated="34"/>
        </table:table-row>
        <table:table-row table:style-name="ro2">
          <table:table-cell/>
          <table:table-cell table:style-name="ce29"/>
          <table:table-cell table:number-columns-repeated="8"/>
          <table:table-cell table:style-name="ce9"/>
          <table:table-cell table:style-name="ce4"/>
          <table:table-cell table:style-name="ce9"/>
          <table:table-cell table:number-columns-repeated="243"/>
        </table:table-row>
        <table:table-row table:style-name="ro2">
          <table:table-cell>
            <draw:frame table:end-cell-address="xrefs.O38" table:end-x="1.693cm" table:end-y="0.4cm" draw:z-index="0" draw:style-name="gr1" svg:width="28.708cm" svg:height="9.703cm" svg:x="1.911cm" svg:y="0.053cm">
              <draw:object draw:notify-on-update-of-ranges="xrefs.B1:xrefs.M1 xrefs.A2:xrefs.A2 xrefs.B2:xrefs.M2 xrefs.A3:xrefs.A3 xrefs.B3:xrefs.M3 xrefs.A4:xrefs.A4 xrefs.B4:xrefs.M4 xrefs.A5:xrefs.A5 xrefs.B5:xrefs.M5 xrefs.A6:xrefs.A6 xrefs.B6:xrefs.M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29"/>
          <table:table-cell table:number-columns-repeated="8"/>
          <table:table-cell table:style-name="ce9"/>
          <table:table-cell table:style-name="ce4" table:number-columns-repeated="2"/>
          <table:table-cell table:number-columns-repeated="243"/>
        </table:table-row>
        <table:table-row table:style-name="ro2">
          <table:table-cell/>
          <table:table-cell table:style-name="ce29"/>
          <table:table-cell table:number-columns-repeated="8"/>
          <table:table-cell table:style-name="ce9"/>
          <table:table-cell table:number-columns-repeated="4"/>
          <table:table-cell table:style-name="ce9"/>
          <table:table-cell table:style-name="ce4" table:number-columns-repeated="2"/>
          <table:table-cell table:number-columns-repeated="238"/>
        </table:table-row>
        <table:table-row table:style-name="ro2" table:number-rows-repeated="4">
          <table:table-cell table:number-columns-repeated="10"/>
          <table:table-cell table:style-name="ce9"/>
          <table:table-cell table:number-columns-repeated="2"/>
          <table:table-cell table:style-name="ce4"/>
          <table:table-cell/>
          <table:table-cell table:style-name="ce9"/>
          <table:table-cell table:style-name="ce4" table:number-columns-repeated="2"/>
          <table:table-cell table:number-columns-repeated="238"/>
        </table:table-row>
        <table:table-row table:style-name="ro2">
          <table:table-cell table:number-columns-repeated="15"/>
          <table:table-cell table:style-name="ce9"/>
          <table:table-cell table:style-name="ce4" table:number-columns-repeated="2"/>
          <table:table-cell table:number-columns-repeated="238"/>
        </table:table-row>
        <table:table-row table:style-name="ro2" table:number-rows-repeated="16">
          <table:table-cell table:number-columns-repeated="256"/>
        </table:table-row>
        <table:table-row table:style-name="ro2">
          <table:table-cell>
            <draw:frame table:end-cell-address="xrefs.O63" table:end-x="1.638cm" table:end-y="0.253cm" draw:z-index="1" draw:style-name="gr1" svg:width="28.679cm" svg:height="10.054cm" svg:x="1.885cm" svg:y="0.406cm">
              <draw:object draw:notify-on-update-of-ranges="xrefs.B8:xrefs.M8 xrefs.A9:xrefs.A9 xrefs.B9:xrefs.M9 xrefs.A10:xrefs.A10 xrefs.B10:xrefs.M10 xrefs.A11:xrefs.A11 xrefs.B11:xrefs.M11 xrefs.A12:xrefs.A12 xrefs.B12:xrefs.M12 xrefs.A13:xrefs.A13 xrefs.B13:xrefs.M1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55"/>
        </table:table-row>
      </table:table>
      <table:table table:name="Synonyms" table:style-name="ta4" table:print="false">
        <table:table-column table:style-name="co11" table:default-cell-style-name="Default"/>
        <table:table-column table:style-name="co5" table:number-columns-repeated="255" table:default-cell-style-name="Default"/>
        <table:table-row table:style-name="ro2">
          <table:table-cell table:style-name="ce17"/>
          <table:table-cell table:style-name="ce34" office:value-type="string">
            <text:p>Rel. 47</text:p>
          </table:table-cell>
          <table:table-cell table:style-name="ce34" office:value-type="string">
            <text:p>Rel. 48</text:p>
          </table:table-cell>
          <table:table-cell table:style-name="ce34" office:value-type="string">
            <text:p>Rel. 49</text:p>
          </table:table-cell>
          <table:table-cell table:style-name="ce34" office:value-type="string">
            <text:p>Rel. 50</text:p>
          </table:table-cell>
          <table:table-cell table:style-name="ce34" office:value-type="string">
            <text:p>Rel. 51</text:p>
          </table:table-cell>
          <table:table-cell table:style-name="ce34" office:value-type="string">
            <text:p>Rel. 52</text:p>
          </table:table-cell>
          <table:table-cell table:style-name="ce34" office:value-type="string">
            <text:p>Rel. 53</text:p>
          </table:table-cell>
          <table:table-cell table:style-name="ce34" office:value-type="string">
            <text:p>Rel. 54</text:p>
          </table:table-cell>
          <table:table-cell table:style-name="ce34" office:value-type="string">
            <text:p>Rel. 55</text:p>
          </table:table-cell>
          <table:table-cell table:style-name="ce34" office:value-type="string">
            <text:p>Rel. 56</text:p>
          </table:table-cell>
          <table:table-cell table:style-name="ce34" office:value-type="string">
            <text:p>Rel. 57</text:p>
          </table:table-cell>
          <table:table-cell table:style-name="ce34" office:value-type="string">
            <text:p>Rel. 58</text:p>
          </table:table-cell>
          <table:table-cell table:style-name="ce34" table:number-columns-repeated="11"/>
          <table:table-cell table:style-name="ce17" table:number-columns-repeated="232"/>
        </table:table-row>
        <table:table-row table:style-name="ro3">
          <table:table-cell table:style-name="ce11"/>
          <table:table-cell table:style-name="ce2" office:value-type="float" office:value="19357">
            <text:p>19357</text:p>
          </table:table-cell>
          <table:table-cell table:style-name="ce2" office:value-type="float" office:value="19407">
            <text:p>19407</text:p>
          </table:table-cell>
          <table:table-cell table:number-columns-repeated="2" table:style-name="ce2" office:value-type="float" office:value="19451">
            <text:p>19451</text:p>
          </table:table-cell>
          <table:table-cell table:style-name="ce11" office:value-type="float" office:value="19451">
            <text:p>19451</text:p>
          </table:table-cell>
          <table:table-cell table:number-columns-repeated="3" table:style-name="ce11" office:value-type="float" office:value="19472">
            <text:p>19472</text:p>
          </table:table-cell>
          <table:table-cell table:style-name="ce11" table:number-columns-repeated="247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>
            <draw:frame table:end-cell-address="Synonyms.N29" table:end-x="0.083cm" table:end-y="0.221cm" draw:z-index="0" draw:style-name="gr1" svg:width="28.628cm" svg:height="10.308cm" svg:x="1.764cm" svg:y="0.119cm">
              <draw:object draw:notify-on-update-of-ranges="Synonyms.B1:Synonyms.M1 Synonyms.B2:Synonyms.M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55"/>
        </table:table-row>
        <table:table-row table:style-name="ro2" table:number-rows-repeated="11">
          <table:table-cell table:number-columns-repeated="256"/>
        </table:table-row>
        <table:table-row table:style-name="ro2">
          <table:table-cell table:number-columns-repeated="18"/>
          <table:table-cell table:style-name="ce9"/>
          <table:table-cell table:number-columns-repeated="237"/>
        </table:table-row>
      </table:table>
      <table:table table:name="FTP stats" table:style-name="ta5" table:print="false">
        <table:table-column table:style-name="co12" table:default-cell-style-name="ce7"/>
        <table:table-column table:style-name="co13" table:number-columns-repeated="12" table:default-cell-style-name="Default"/>
        <table:table-column table:style-name="co6" table:number-columns-repeated="224" table:default-cell-style-name="Default"/>
        <table:table-row table:style-name="ro2">
          <table:table-cell table:style-name="ce35" office:value-type="string">
            <text:p>Month/Year</text:p>
          </table:table-cell>
          <table:table-cell table:style-name="ce38" office:value-type="date" office:date-value="2009-01-01">
            <text:p>Jan 09</text:p>
          </table:table-cell>
          <table:table-cell table:style-name="ce38" office:value-type="date" office:date-value="2009-02-01">
            <text:p>Feb 09</text:p>
          </table:table-cell>
          <table:table-cell table:style-name="ce38" office:value-type="date" office:date-value="2009-03-01">
            <text:p>Mar 09</text:p>
          </table:table-cell>
          <table:table-cell table:style-name="ce38" office:value-type="date" office:date-value="2009-04-01">
            <text:p>Apr 09</text:p>
          </table:table-cell>
          <table:table-cell table:style-name="ce38" office:value-type="date" office:date-value="2009-05-01">
            <text:p>May 09</text:p>
          </table:table-cell>
          <table:table-cell table:style-name="ce38" office:value-type="date" office:date-value="2009-06-01">
            <text:p>Jun 09</text:p>
          </table:table-cell>
          <table:table-cell table:style-name="ce38" office:value-type="date" office:date-value="2009-07-01">
            <text:p>Jul 09</text:p>
          </table:table-cell>
          <table:table-cell table:style-name="ce38" office:value-type="date" office:date-value="2009-08-01">
            <text:p>Aug 09</text:p>
          </table:table-cell>
          <table:table-cell table:style-name="ce38" office:value-type="date" office:date-value="2009-09-01">
            <text:p>Sep 09</text:p>
          </table:table-cell>
          <table:table-cell table:style-name="ce38" office:value-type="date" office:date-value="2009-10-01">
            <text:p>Oct 09</text:p>
          </table:table-cell>
          <table:table-cell table:style-name="ce38" office:value-type="date" office:date-value="2009-11-01">
            <text:p>Nov 09</text:p>
          </table:table-cell>
          <table:table-cell table:style-name="ce38" office:value-type="date" office:date-value="2009-12-01">
            <text:p>Dec 09</text:p>
          </table:table-cell>
          <table:table-cell table:style-name="ce38" table:number-columns-repeated="224"/>
        </table:table-row>
        <table:table-row table:style-name="ro2">
          <table:table-cell table:style-name="ce36" office:value-type="string">
            <text:p>Total Data Transferred</text:p>
          </table:table-cell>
          <table:table-cell office:value-type="float" office:value="536254385">
            <text:p>536254385</text:p>
          </table:table-cell>
          <table:table-cell office:value-type="float" office:value="750936856">
            <text:p>750936856</text:p>
          </table:table-cell>
          <table:table-cell office:value-type="float" office:value="625149824">
            <text:p>625149824</text:p>
          </table:table-cell>
          <table:table-cell office:value-type="float" office:value="646741763">
            <text:p>646741763</text:p>
          </table:table-cell>
          <table:table-cell table:style-name="ce39">
            <draw:rect table:end-cell-address="'FTP stats'.M5" table:end-x="0.437cm" table:end-y="0.345cm" draw:z-index="1" draw:style-name="gr2" draw:text-style-name="P1" svg:width="15.202cm" svg:height="1.568cm" svg:x="1.202cm" svg:y="0.053cm">
              <text:p text:style-name="P1"><text:span text:style-name="T1">Web and FTP statistics are available at </text:span><text:span text:style-name="T1"><text:a xlink:href="http://www.ebi.ac.uk/awstats/menu.pl">http://www.ebi.ac.uk/awstats/menu.pl</text:a></text:span></text:p>
            </draw:rect>
          </table:table-cell>
          <table:table-cell table:style-name="ce40" table:number-columns-repeated="2"/>
          <table:table-cell table:style-name="ce39" table:number-columns-repeated="3"/>
          <table:table-cell table:number-columns-repeated="2"/>
          <table:table-cell table:style-name="ce39" table:number-columns-repeated="224"/>
        </table:table-row>
        <table:table-row table:style-name="ro2">
          <table:table-cell table:style-name="ce37" office:value-type="string">
            <text:p>Total Files Transferred</text:p>
          </table:table-cell>
          <table:table-cell office:value-type="float" office:value="6090">
            <text:p>6090</text:p>
          </table:table-cell>
          <table:table-cell office:value-type="float" office:value="26611">
            <text:p>26611</text:p>
          </table:table-cell>
          <table:table-cell office:value-type="float" office:value="19893">
            <text:p>19893</text:p>
          </table:table-cell>
          <table:table-cell office:value-type="float" office:value="5783">
            <text:p>5783</text:p>
          </table:table-cell>
          <table:table-cell table:style-name="ce40" table:number-columns-repeated="6"/>
          <table:table-cell table:number-columns-repeated="2"/>
          <table:table-cell table:style-name="ce40" table:number-columns-repeated="224"/>
        </table:table-row>
        <table:table-row table:style-name="ro2">
          <table:table-cell table:style-name="ce37" office:value-type="string">
            <text:p>Total unique hosts <text:s/></text:p>
          </table:table-cell>
          <table:table-cell office:value-type="float" office:value="259">
            <text:p>259</text:p>
          </table:table-cell>
          <table:table-cell office:value-type="float" office:value="299">
            <text:p>299</text:p>
          </table:table-cell>
          <table:table-cell office:value-type="float" office:value="297">
            <text:p>297</text:p>
          </table:table-cell>
          <table:table-cell office:value-type="float" office:value="186">
            <text:p>186</text:p>
          </table:table-cell>
          <table:table-cell table:style-name="ce40" table:number-columns-repeated="6"/>
          <table:table-cell table:number-columns-repeated="2"/>
          <table:table-cell table:style-name="ce40" table:number-columns-repeated="224"/>
        </table:table-row>
        <table:table-row table:style-name="ro2">
          <table:table-cell table:number-columns-repeated="237"/>
        </table:table-row>
        <table:table-row table:style-name="ro2">
          <table:table-cell>
            <draw:frame table:end-cell-address="'FTP stats'.N32" table:end-x="0.099cm" table:end-y="0.187cm" draw:z-index="0" draw:style-name="gr1" svg:width="32.92cm" svg:height="10.871cm" svg:x="0.818cm" svg:y="0.373cm">
              <draw:object draw:notify-on-update-of-ranges="'FTP stats'.B1:'FTP stats'.M1 'FTP stats'.A2:'FTP stats'.A2 'FTP stats'.B2:'FTP stats'.M2 'FTP stats'.A4:'FTP stats'.A4 'FTP stats'.B4:'FTP stats'.M4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36"/>
        </table:table-row>
        <table:table-row table:style-name="ro2" table:number-rows-repeated="65529">
          <table:table-cell table:number-columns-repeated="237"/>
        </table:table-row>
        <table:table-row table:style-name="ro2">
          <table:table-cell table:number-columns-repeated="237"/>
        </table:table-row>
      </table:table>
      <table:table table:name="FTP file stats" table:style-name="ta5" table:print="false">
        <table:table-column table:style-name="co14" table:default-cell-style-name="ce7"/>
        <table:table-column table:style-name="co15" table:number-columns-repeated="12" table:default-cell-style-name="Default"/>
        <table:table-column table:style-name="co6" table:number-columns-repeated="224" table:default-cell-style-name="Default"/>
        <table:table-row table:style-name="ro2">
          <table:table-cell table:style-name="ce41" office:value-type="string">
            <text:p>FILE</text:p>
          </table:table-cell>
          <table:table-cell table:style-name="ce41" office:value-type="date" office:date-value="2009-01-01">
            <text:p>Jan 09</text:p>
          </table:table-cell>
          <table:table-cell table:style-name="ce41" office:value-type="date" office:date-value="2009-02-01">
            <text:p>Feb 09</text:p>
          </table:table-cell>
          <table:table-cell table:style-name="ce41" office:value-type="date" office:date-value="2009-03-01">
            <text:p>Mar 09</text:p>
          </table:table-cell>
          <table:table-cell table:style-name="ce41" office:value-type="date" office:date-value="2009-04-01">
            <text:p>Apr 09</text:p>
          </table:table-cell>
          <table:table-cell table:style-name="ce41" office:value-type="date" office:date-value="2009-05-01">
            <text:p>May 09</text:p>
          </table:table-cell>
          <table:table-cell table:style-name="ce41" office:value-type="date" office:date-value="2009-06-01">
            <text:p>Jun 09</text:p>
          </table:table-cell>
          <table:table-cell table:style-name="ce41" office:value-type="date" office:date-value="2009-07-01">
            <text:p>Jul 09</text:p>
          </table:table-cell>
          <table:table-cell table:style-name="ce41" office:value-type="date" office:date-value="2009-08-01">
            <text:p>Aug 09</text:p>
          </table:table-cell>
          <table:table-cell table:style-name="ce41" office:value-type="date" office:date-value="2009-09-01">
            <text:p>Sep 09</text:p>
          </table:table-cell>
          <table:table-cell table:style-name="ce41" office:value-type="date" office:date-value="2009-10-01">
            <text:p>Oct 09</text:p>
          </table:table-cell>
          <table:table-cell table:style-name="ce41" office:value-type="date" office:date-value="2009-11-01">
            <text:p>Nov 09</text:p>
          </table:table-cell>
          <table:table-cell table:style-name="ce41" office:value-type="date" office:date-value="2009-12-01">
            <text:p>Dec 09</text:p>
          </table:table-cell>
          <table:table-cell table:style-name="ce41" table:number-columns-repeated="224"/>
        </table:table-row>
        <table:table-row table:style-name="ro2">
          <table:table-cell office:value-type="string">
            <text:p>IntEnzXML.zip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32"/>
        </table:table-row>
        <table:table-row table:style-name="ro2">
          <table:table-cell office:value-type="string">
            <text:p>ASCII/intenz.xml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>
            <draw:rect table:end-cell-address="'FTP file stats'.M7" table:end-x="1.635cm" table:end-y="0.133cm" draw:z-index="1" draw:style-name="gr2" draw:text-style-name="P1" svg:width="15.202cm" svg:height="1.568cm" svg:x="0.48cm" svg:y="0.266cm">
              <text:p text:style-name="P1"><text:span text:style-name="T1">Web and FTP statistics are available at </text:span><text:span text:style-name="T1"><text:a xlink:href="http://www.ebi.ac.uk/awstats/menu.pl">http://www.ebi.ac.uk/awstats/menu.pl</text:a></text:span></text:p>
            </draw:rect>
          </table:table-cell>
          <table:table-cell table:number-columns-repeated="231"/>
        </table:table-row>
        <table:table-row table:style-name="ro2">
          <table:table-cell office:value-type="string">
            <text:p>XCHARS/intenz.xml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32"/>
        </table:table-row>
        <table:table-row table:style-name="ro2">
          <table:table-cell office:value-type="string">
            <text:p>intenz.xs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32"/>
        </table:table-row>
        <table:table-row table:style-name="ro2">
          <table:table-cell office:value-type="string">
            <text:p>enzyme.xsd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32"/>
        </table:table-row>
        <table:table-row table:style-name="ro2">
          <table:table-cell office:value-type="string">
            <text:p>enzyme.dat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32"/>
        </table:table-row>
        <table:table-row table:style-name="ro2">
          <table:table-cell table:style-name="ce42" office:value-type="string">
            <text:p>intenz-biopax.owl.gz</text:p>
          </table:table-cell>
          <table:table-cell table:number-columns-repeated="4" office:value-type="float" office:value="0">
            <text:p>0</text:p>
          </table:table-cell>
          <table:table-cell table:number-columns-repeated="232"/>
        </table:table-row>
        <table:table-row table:style-name="ro2">
          <table:table-cell>
            <draw:frame table:end-cell-address="'FTP file stats'.P40" table:end-x="1.033cm" table:end-y="0.346cm" draw:z-index="0" draw:style-name="gr1" svg:width="30.868cm" svg:height="13.394cm" svg:x="3.326cm" svg:y="0.135cm">
              <draw:object draw:notify-on-update-of-ranges="'FTP file stats'.B1:'FTP file stats'.M1 'FTP file stats'.A2:'FTP file stats'.A2 'FTP file stats'.B2:'FTP file stats'.M2 'FTP file stats'.A3:'FTP file stats'.A3 'FTP file stats'.B3:'FTP file stats'.M3 'FTP file stats'.A4:'FTP file stats'.A4 'FTP file stats'.B4:'FTP file stats'.M4 'FTP file stats'.A5:'FTP file stats'.A5 'FTP file stats'.B5:'FTP file stats'.M5 'FTP file stats'.A6:'FTP file stats'.A6 'FTP file stats'.B6:'FTP file stats'.M6 'FTP file stats'.A7:'FTP file stats'.A7 'FTP file stats'.B7:'FTP file stats'.M7 'FTP file stats'.A8:'FTP file stats'.A8 'FTP file stats'.B8:'FTP file stats'.M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236"/>
        </table:table-row>
        <table:table-row table:style-name="ro2" table:number-rows-repeated="65526">
          <table:table-cell table:number-columns-repeated="237"/>
        </table:table-row>
        <table:table-row table:style-name="ro2">
          <table:table-cell table:number-columns-repeated="23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Bitstream Vera Sans1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en" fo:country="GB" style:font-name-asian="Bitstream Vera Sans2" style:language-asian="en" style:country-asian="US" style:font-name-complex="Lucidasans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date-style style:name="N116">
      <number:month number:textual="true"/>
      <number:text> </number:text>
      <number:year/>
    </number:date-style>
    <number:number-style style:name="N117">
      <number:number number:decimal-places="3" number:min-integer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5">05/11/2009</text:date>, <text:time>13:1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Rafael Alcántara</meta:initial-creator>
    <meta:creation-date>2006-10-25T11:41:59</meta:creation-date>
    <dc:date>2009-11-05T13:12:46</dc:date>
    <meta:print-date>1601-01-02T00:00:00</meta:print-date>
    <dc:language>en-GB</dc:language>
    <meta:editing-cycles>81</meta:editing-cycles>
    <meta:editing-duration>PT17H39M27S</meta:editing-duration>
    <dc:creator>Rafael Alcántara</dc:creator>
    <meta:document-statistic meta:table-count="6" meta:cell-count="400" meta:object-count="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graphic-properties draw:stroke="solid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1.5499706268311pt" fo:font-style="normal" fo:text-shadow="none" style:text-underline-style="none" fo:font-weight="normal" style:font-family-asian="Gothic" style:font-family-generic-asian="system" style:font-pitch-asian="variable" style:font-size-asian="11.5499706268311pt" style:font-family-complex="Lucidasans" style:font-family-generic-complex="system" style:font-pitch-complex="variable" style:font-size-complex="11.5499706268311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true" chart:label-arrangement="side-by-sid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pt" fo:font-style="normal" fo:text-shadow="none" style:text-underline-style="none" fo:font-weight="normal" style:font-family-asian="Gothic" style:font-family-generic-asian="system" style:font-pitch-asian="variable" style:font-size-asian="13.3000001907349pt" style:font-family-complex="Lucidasans" style:font-family-generic-complex="system" style:font-pitch-complex="variable" style:font-size-complex="13.3000001907349pt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3000" chart:origin="3000" chart:overlap="100" chart:text-overlap="false" chart:reverse-direction="false" text:line-break="false" chart:label-arrangement="side-by-sid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pt" fo:font-style="normal" fo:text-shadow="none" style:text-underline-style="none" fo:font-weight="normal" style:font-family-asian="Gothic" style:font-family-generic-asian="system" style:font-pitch-asian="variable" style:font-size-asian="13.3000001907349pt" style:font-family-complex="Lucidasans" style:font-family-generic-complex="system" style:font-pitch-complex="variable" style:font-size-complex="13.3000001907349pt"/>
    </style:style>
    <style:style style:name="ch6" style:family="chart">
      <style:chart-properties style:rotation-angle="9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9.95687198638916pt" fo:font-style="normal" fo:text-shadow="none" style:text-underline-style="none" fo:font-weight="normal" style:font-family-asian="Gothic" style:font-family-generic-asian="system" style:font-pitch-asian="variable" style:font-size-asian="17.3249568939209pt" style:font-family-complex="Lucidasans" style:font-family-generic-complex="system" style:font-pitch-complex="variable" style:font-size-complex="17.3249568939209pt"/>
    </style:style>
    <style:style style:name="ch7" style:family="chart">
      <style:graphic-properties draw:stroke="solid" svg:stroke-width="0cm" svg:stroke-opacity="100%"/>
    </style:style>
    <style:style style:name="ch8" style:family="chart">
      <style:graphic-properties draw:stroke="solid" svg:stroke-width="0cm" svg:stroke-color="#000000" svg:stroke-opacity="100%" draw:fill="solid" draw:fill-color="#2323dc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9" style:family="chart">
      <style:chart-properties chart:solid-type="cuboid"/>
    </style:style>
    <style:style style:name="ch10" style:family="chart">
      <style:graphic-properties draw:stroke="solid" svg:stroke-width="0cm" svg:stroke-color="#000000" svg:stroke-opacity="100%" draw:fill="solid" draw:fill-color="#0093d9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1" style:family="chart">
      <style:graphic-properties draw:stroke="solid" svg:stroke-width="0cm" svg:stroke-color="#000000" svg:stroke-opacity="100%" draw:fill="solid" draw:fill-color="#00ae00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2" style:family="chart">
      <style:graphic-properties draw:stroke="solid" svg:stroke-width="0cm" svg:stroke-color="#000000" svg:stroke-opacity="100%" draw:fill="solid" draw:fill-color="#3deb3d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3" style:family="chart">
      <style:graphic-properties draw:stroke="solid" svg:stroke-width="0cm" svg:stroke-color="#000000" svg:stroke-opacity="100%" draw:fill="solid" draw:fill-color="#ff9966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4" style:family="chart">
      <style:graphic-properties draw:stroke="solid" svg:stroke-width="0cm" svg:stroke-color="#000000" svg:stroke-opacity="100%" draw:fill="solid" draw:fill-color="#ffcc99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5" style:family="chart">
      <style:graphic-properties draw:stroke="none" svg:stroke-width="0cm" svg:stroke-color="#000000" svg:stroke-opacity="100%" draw:fill="none" draw:fill-color="#000000"/>
    </style:style>
    <style:style style:name="ch16" style:family="chart">
      <style:graphic-properties draw:stroke="none" draw:fill-color="#999999"/>
    </style:style>
  </office:automatic-styles>
  <office:body>
    <office:chart>
      <chart:chart svg:width="31.944cm" svg:height="13.553cm" chart:class="chart:bar" chart:style-name="ch1">
        <chart:legend chart:legend-position="end" svg:x="0.582cm" svg:y="4.592cm" chart:style-name="ch2"/>
        <chart:plot-area chart:style-name="ch3" table:cell-range-address="'Enzyme entries'.C1:'Enzyme entries'.O7" chart:data-source-has-labels="both" svg:x="7.588cm" svg:y="0.775cm" svg:width="23.984cm" svg:height="12.776cm">
          <chart:axis chart:dimension="x" chart:name="primary-x" chart:style-name="ch4">
            <chart:categories table:cell-range-address="'Enzyme entries'.D1:'Enzyme entries'.O1"/>
          </chart:axis>
          <chart:axis chart:dimension="y" chart:name="primary-y" chart:style-name="ch5">
            <chart:title svg:x="7.48cm" svg:y="7.822cm" chart:style-name="ch6">
              <text:p>Number of entries</text:p>
            </chart:title>
            <chart:grid chart:style-name="ch7" chart:class="major"/>
          </chart:axis>
          <chart:series chart:style-name="ch8" chart:values-cell-range-address="'Enzyme entries'.D2:'Enzyme entries'.O2" chart:label-cell-address="'Enzyme entries'.C2:'Enzyme entries'.C2" chart:class="chart:bar">
            <chart:data-point chart:style-name="ch9"/>
            <chart:data-point chart:repeated="11"/>
          </chart:series>
          <chart:series chart:style-name="ch10" chart:values-cell-range-address="'Enzyme entries'.D3:'Enzyme entries'.O3" chart:label-cell-address="'Enzyme entries'.C3:'Enzyme entries'.C3" chart:class="chart:bar">
            <chart:data-point chart:repeated="12"/>
          </chart:series>
          <chart:series chart:style-name="ch11" chart:values-cell-range-address="'Enzyme entries'.D4:'Enzyme entries'.O4" chart:label-cell-address="'Enzyme entries'.C4:'Enzyme entries'.C4" chart:class="chart:bar">
            <chart:data-point chart:repeated="12"/>
          </chart:series>
          <chart:series chart:style-name="ch12" chart:values-cell-range-address="'Enzyme entries'.D5:'Enzyme entries'.O5" chart:label-cell-address="'Enzyme entries'.C5:'Enzyme entries'.C5" chart:class="chart:bar">
            <chart:data-point chart:repeated="12"/>
          </chart:series>
          <chart:series chart:style-name="ch13" chart:values-cell-range-address="'Enzyme entries'.D6:'Enzyme entries'.O6" chart:label-cell-address="'Enzyme entries'.C6:'Enzyme entries'.C6" chart:class="chart:bar">
            <chart:data-point chart:repeated="12"/>
          </chart:series>
          <chart:series chart:style-name="ch14" chart:values-cell-range-address="'Enzyme entries'.D7:'Enzyme entries'.O7" chart:label-cell-address="'Enzyme entries'.C7:'Enzyme entries'.C7" chart:class="chart:bar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nzyme entries'.D1:'Enzyme entries'.O1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  <table:table-cell office:value-type="string">
                <text:p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</table:table-row>
          </table:table-header-rows>
          <table:table-rows>
            <table:table-row>
              <table:table-cell office:value-type="string">
                <text:p text:id="'Enzyme entries'.C2:'Enzyme entries'.C2">APPROVED - Active Y</text:p>
              </table:table-cell>
              <table:table-cell office:value-type="float" office:value="4131">
                <text:p text:id="'Enzyme entries'.D2:'Enzyme entries'.O2">4131</text:p>
              </table:table-cell>
              <table:table-cell office:value-type="float" office:value="4133">
                <text:p>4133</text:p>
              </table:table-cell>
              <table:table-cell office:value-type="float" office:value="4140">
                <text:p>4140</text:p>
              </table:table-cell>
              <table:table-cell office:value-type="float" office:value="4140">
                <text:p>4140</text:p>
              </table:table-cell>
              <table:table-cell office:value-type="float" office:value="4140">
                <text:p>4140</text:p>
              </table:table-cell>
              <table:table-cell office:value-type="float" office:value="4150">
                <text:p>4150</text:p>
              </table:table-cell>
              <table:table-cell office:value-type="float" office:value="4150">
                <text:p>4150</text:p>
              </table:table-cell>
              <table:table-cell office:value-type="float" office:value="4150">
                <text:p>41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3:'Enzyme entries'.C3">APPROVED - Active N</text:p>
              </table:table-cell>
              <table:table-cell office:value-type="float" office:value="1052">
                <text:p text:id="'Enzyme entries'.D3:'Enzyme entries'.O3">1052</text:p>
              </table:table-cell>
              <table:table-cell office:value-type="float" office:value="1054">
                <text:p>1054</text:p>
              </table:table-cell>
              <table:table-cell office:value-type="float" office:value="1060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1062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4:'Enzyme entries'.C4">PROPOSED  new entries</text:p>
              </table:table-cell>
              <table:table-cell office:value-type="float" office:value="2">
                <text:p text:id="'Enzyme entries'.D4:'Enzyme entries'.O4"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5:'Enzyme entries'.C5">PROPOSED  changes</text:p>
              </table:table-cell>
              <table:table-cell office:value-type="float" office:value="2">
                <text:p text:id="'Enzyme entries'.D5:'Enzyme entries'.O5"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6:'Enzyme entries'.C6">SUGGESTED  new entries</text:p>
              </table:table-cell>
              <table:table-cell office:value-type="float" office:value="1">
                <text:p text:id="'Enzyme entries'.D6:'Enzyme entries'.O6">1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7:'Enzyme entries'.C7">SUGGESTED  changes</text:p>
              </table:table-cell>
              <table:table-cell office:value-type="float" office:value="1.#NAN">
                <text:p text:id="'Enzyme entries'.D7:'Enzyme entries'.O7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graphic-properties draw:stroke="solid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0.7003507614136pt" fo:font-style="normal" fo:text-shadow="none" style:text-underline-style="none" fo:font-weight="normal" style:font-family-asian="Gothic" style:font-family-generic-asian="system" style:font-pitch-asian="variable" style:font-size-asian="10.8003549575806pt" style:font-family-complex="Lucidasans" style:font-family-generic-complex="system" style:font-pitch-complex="variable" style:font-size-complex="10.8003549575806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true" chart:label-arrangement="side-by-sid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pt" fo:font-style="normal" fo:text-shadow="none" style:text-underline-style="none" fo:font-weight="normal" style:font-family-asian="Gothic" style:font-family-generic-asian="system" style:font-pitch-asian="variable" style:font-size-asian="12.6000003814697pt" style:font-family-complex="Lucidasans" style:font-family-generic-complex="system" style:font-pitch-complex="variable" style:font-size-complex="12.6000003814697pt"/>
    </style:style>
    <style:style style:name="ch5" style:family="chart">
      <style:chart-properties style:rotation-angle="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0.0003280639648pt" fo:font-style="normal" fo:text-shadow="none" style:text-underline-style="none" fo:font-weight="normal" style:font-family-asian="Gothic" style:font-family-generic-asian="system" style:font-pitch-asian="variable" style:font-size-asian="16.200532913208pt" style:font-family-complex="Lucidasans" style:font-family-generic-complex="system" style:font-pitch-complex="variable" style:font-size-complex="16.200532913208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overlap="100" chart:text-overlap="false" chart:reverse-direction="false" text:line-break="false" chart:label-arrangement="side-by-sid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pt" fo:font-style="normal" fo:text-shadow="none" style:text-underline-style="none" fo:font-weight="normal" style:font-family-asian="Gothic" style:font-family-generic-asian="system" style:font-pitch-asian="variable" style:font-size-asian="12.6000003814697pt" style:font-family-complex="Lucidasans" style:font-family-generic-complex="system" style:font-pitch-complex="variable" style:font-size-complex="12.6000003814697pt"/>
    </style:style>
    <style:style style:name="ch7" style:family="chart">
      <style:chart-properties style:rotation-angle="9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0.0003280639648pt" fo:font-style="normal" fo:text-shadow="none" style:text-underline-style="none" fo:font-weight="normal" style:font-family-asian="Gothic" style:font-family-generic-asian="system" style:font-pitch-asian="variable" style:font-size-asian="16.200532913208pt" style:font-family-complex="Lucidasans" style:font-family-generic-complex="system" style:font-pitch-complex="variable" style:font-size-complex="16.200532913208pt"/>
    </style:style>
    <style:style style:name="ch8" style:family="chart">
      <style:graphic-properties draw:stroke="solid" svg:stroke-width="0cm" svg:stroke-opacity="100%"/>
    </style:style>
    <style:style style:name="ch9" style:family="chart">
      <style:graphic-properties draw:stroke="solid" svg:stroke-width="0cm" svg:stroke-color="#000000" svg:stroke-opacity="100%" draw:fill="solid" draw:fill-color="#9999ff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0" style:family="chart">
      <style:chart-properties chart:solid-type="cuboid"/>
    </style:style>
    <style:style style:name="ch11" style:family="chart">
      <style:graphic-properties draw:stroke="solid" svg:stroke-width="0cm" svg:stroke-color="#000000" svg:stroke-opacity="100%" draw:fill="solid" draw:fill-color="#993366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2" style:family="chart">
      <style:graphic-properties draw:stroke="solid" svg:stroke-width="0cm" svg:stroke-color="#000000" svg:stroke-opacity="100%" draw:fill="solid" draw:fill-color="#ffffcc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3" style:family="chart">
      <style:graphic-properties draw:stroke="solid" svg:stroke-width="0cm" svg:stroke-color="#000000" svg:stroke-opacity="100%" draw:fill="solid" draw:fill-color="#ccffff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4" style:family="chart">
      <style:graphic-properties draw:stroke="solid" svg:stroke-width="0cm" svg:stroke-color="#000000" svg:stroke-opacity="100%" draw:fill="solid" draw:fill-color="#660066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5" style:family="chart">
      <style:graphic-properties draw:stroke="solid" svg:stroke-width="0cm" svg:stroke-color="#000000" svg:stroke-opacity="100%" draw:fill="solid" draw:fill-color="#ff8080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6" style:family="chart">
      <style:graphic-properties draw:stroke="solid" svg:stroke-width="0cm" svg:stroke-color="#000000" svg:stroke-opacity="100%" draw:fill="solid" draw:fill-color="#0066cc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7" style:family="chart">
      <style:graphic-properties draw:stroke="solid" svg:stroke-width="0cm" svg:stroke-color="#000000" svg:stroke-opacity="100%" draw:fill="solid" draw:fill-color="#ccccff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8" style:family="chart">
      <style:graphic-properties draw:stroke="solid" svg:stroke-width="0cm" svg:stroke-color="#000000" svg:stroke-opacity="100%" draw:fill="solid" draw:fill-color="#000080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9" style:family="chart">
      <style:graphic-properties draw:stroke="none" svg:stroke-width="0cm" svg:stroke-color="#000000" svg:stroke-opacity="100%" draw:fill="none" draw:fill-color="#000000"/>
    </style:style>
    <style:style style:name="ch20" style:family="chart">
      <style:graphic-properties draw:stroke="none" draw:fill-color="#999999"/>
    </style:style>
  </office:automatic-styles>
  <office:body>
    <office:chart>
      <chart:chart svg:width="30.475cm" svg:height="12.662cm" chart:class="chart:bar" chart:style-name="ch1">
        <chart:legend chart:legend-position="end" svg:x="25.831cm" svg:y="3.778cm" chart:style-name="ch2"/>
        <chart:plot-area chart:style-name="ch3" table:cell-range-address="links.A1:links.M10" chart:data-source-has-labels="both" svg:x="0.603cm" svg:y="0.473cm" svg:width="24.017cm" svg:height="11.935cm">
          <chart:axis chart:dimension="x" chart:name="primary-x" chart:style-name="ch4">
            <chart:title svg:x="13.29cm" svg:y="12.112cm" chart:style-name="ch5">
              <text:p>Release number</text:p>
            </chart:title>
            <chart:categories table:cell-range-address="links.B1:links.M1"/>
          </chart:axis>
          <chart:axis chart:dimension="y" chart:name="primary-y" chart:style-name="ch6">
            <chart:title svg:x="0.612cm" svg:y="6.66cm" chart:style-name="ch7">
              <text:p>Number of links</text:p>
            </chart:title>
            <chart:grid chart:style-name="ch8" chart:class="major"/>
          </chart:axis>
          <chart:series chart:style-name="ch9" chart:values-cell-range-address="links.B2:links.M2" chart:label-cell-address="links.A2:links.A2" chart:class="chart:bar">
            <chart:data-point chart:style-name="ch10"/>
            <chart:data-point chart:repeated="11"/>
          </chart:series>
          <chart:series chart:style-name="ch11" chart:values-cell-range-address="links.B3:links.M3" chart:label-cell-address="links.A3:links.A3" chart:class="chart:bar">
            <chart:data-point chart:repeated="12"/>
          </chart:series>
          <chart:series chart:style-name="ch12" chart:values-cell-range-address="links.B4:links.M4" chart:label-cell-address="links.A4:links.A4" chart:class="chart:bar">
            <chart:data-point chart:repeated="12"/>
          </chart:series>
          <chart:series chart:style-name="ch13" chart:values-cell-range-address="links.B5:links.M5" chart:label-cell-address="links.A5:links.A5" chart:class="chart:bar">
            <chart:data-point chart:repeated="12"/>
          </chart:series>
          <chart:series chart:style-name="ch14" chart:values-cell-range-address="links.B6:links.M6" chart:label-cell-address="links.A6:links.A6" chart:class="chart:bar">
            <chart:data-point chart:repeated="12"/>
          </chart:series>
          <chart:series chart:style-name="ch15" chart:values-cell-range-address="links.B7:links.M7" chart:label-cell-address="links.A7:links.A7" chart:class="chart:bar">
            <chart:data-point chart:repeated="12"/>
          </chart:series>
          <chart:series chart:style-name="ch16" chart:values-cell-range-address="links.B8:links.M8" chart:label-cell-address="links.A8:links.A8" chart:class="chart:bar">
            <chart:data-point chart:repeated="12"/>
          </chart:series>
          <chart:series chart:style-name="ch17" chart:values-cell-range-address="links.B9:links.M9" chart:label-cell-address="links.A9:links.A9" chart:class="chart:bar">
            <chart:data-point chart:repeated="12"/>
          </chart:series>
          <chart:series chart:style-name="ch18" chart:values-cell-range-address="links.B10:links.M10" chart:label-cell-address="links.A10:links.A10" chart:class="chart:bar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nks.B1:links.M1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  <table:table-cell office:value-type="string">
                <text:p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</table:table-row>
          </table:table-header-rows>
          <table:table-rows>
            <table:table-row>
              <table:table-cell office:value-type="string">
                <text:p text:id="links.A2:links.A2">CAS </text:p>
              </table:table-cell>
              <table:table-cell office:value-type="float" office:value="3394">
                <text:p text:id="links.B2:links.M2">3394</text:p>
              </table:table-cell>
              <table:table-cell office:value-type="float" office:value="3395">
                <text:p>3395</text:p>
              </table:table-cell>
              <table:table-cell office:value-type="float" office:value="3395">
                <text:p>3395</text:p>
              </table:table-cell>
              <table:table-cell office:value-type="float" office:value="3395">
                <text:p>3395</text:p>
              </table:table-cell>
              <table:table-cell office:value-type="float" office:value="3395">
                <text:p>3395</text:p>
              </table:table-cell>
              <table:table-cell office:value-type="float" office:value="3395">
                <text:p>3395</text:p>
              </table:table-cell>
              <table:table-cell office:value-type="float" office:value="3395">
                <text:p>3395</text:p>
              </table:table-cell>
              <table:table-cell office:value-type="float" office:value="3395">
                <text:p>33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BRENDA </text:p>
              </table:table-cell>
              <table:table-cell office:value-type="float" office:value="2956">
                <text:p text:id="links.B3:links.M3">2956</text:p>
              </table:table-cell>
              <table:table-cell office:value-type="float" office:value="2942">
                <text:p>2942</text:p>
              </table:table-cell>
              <table:table-cell office:value-type="float" office:value="2934">
                <text:p>2934</text:p>
              </table:table-cell>
              <table:table-cell office:value-type="float" office:value="2934">
                <text:p>2934</text:p>
              </table:table-cell>
              <table:table-cell office:value-type="float" office:value="2885">
                <text:p>2885</text:p>
              </table:table-cell>
              <table:table-cell office:value-type="float" office:value="2881">
                <text:p>2881</text:p>
              </table:table-cell>
              <table:table-cell office:value-type="float" office:value="2879">
                <text:p>2879</text:p>
              </table:table-cell>
              <table:table-cell office:value-type="float" office:value="2879">
                <text:p>28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4:links.A4">KEGG </text:p>
              </table:table-cell>
              <table:table-cell office:value-type="float" office:value="2859">
                <text:p text:id="links.B4:links.M4">2859</text:p>
              </table:table-cell>
              <table:table-cell office:value-type="float" office:value="2842">
                <text:p>2842</text:p>
              </table:table-cell>
              <table:table-cell office:value-type="float" office:value="2834">
                <text:p>2834</text:p>
              </table:table-cell>
              <table:table-cell office:value-type="float" office:value="2833">
                <text:p>2833</text:p>
              </table:table-cell>
              <table:table-cell office:value-type="float" office:value="2829">
                <text:p>2829</text:p>
              </table:table-cell>
              <table:table-cell office:value-type="float" office:value="2827">
                <text:p>2827</text:p>
              </table:table-cell>
              <table:table-cell office:value-type="float" office:value="2827">
                <text:p>2827</text:p>
              </table:table-cell>
              <table:table-cell office:value-type="float" office:value="2827">
                <text:p>28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5:links.A5">ERGO </text:p>
              </table:table-cell>
              <table:table-cell office:value-type="float" office:value="1985">
                <text:p text:id="links.B5:links.M5">1985</text:p>
              </table:table-cell>
              <table:table-cell office:value-type="float" office:value="1970">
                <text:p>1970</text:p>
              </table:table-cell>
              <table:table-cell office:value-type="float" office:value="1967">
                <text:p>1967</text:p>
              </table:table-cell>
              <table:table-cell office:value-type="float" office:value="1968">
                <text:p>1968</text:p>
              </table:table-cell>
              <table:table-cell office:value-type="float" office:value="1969">
                <text:p>1969</text:p>
              </table:table-cell>
              <table:table-cell office:value-type="float" office:value="1965">
                <text:p>1965</text:p>
              </table:table-cell>
              <table:table-cell office:value-type="float" office:value="1966">
                <text:p>1966</text:p>
              </table:table-cell>
              <table:table-cell office:value-type="float" office:value="1966">
                <text:p>19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6:links.A6">EXPASY </text:p>
              </table:table-cell>
              <table:table-cell office:value-type="float" office:value="852">
                <text:p text:id="links.B6:links.M6">852</text:p>
              </table:table-cell>
              <table:table-cell office:value-type="float" office:value="850">
                <text:p>850</text:p>
              </table:table-cell>
              <table:table-cell office:value-type="float" office:value="845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838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7:links.A7">WIT </text:p>
              </table:table-cell>
              <table:table-cell office:value-type="float" office:value="834">
                <text:p text:id="links.B7:links.M7">834</text:p>
              </table:table-cell>
              <table:table-cell office:value-type="float" office:value="832">
                <text:p>832</text:p>
              </table:table-cell>
              <table:table-cell office:value-type="float" office:value="827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820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8:links.A8">NIST 74 </text:p>
              </table:table-cell>
              <table:table-cell office:value-type="float" office:value="354">
                <text:p text:id="links.B8:links.M8"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9:links.A9">MEROPS </text:p>
              </table:table-cell>
              <table:table-cell office:value-type="float" office:value="345">
                <text:p text:id="links.B9:links.M9"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10:links.A10">UM-BBD </text:p>
              </table:table-cell>
              <table:table-cell office:value-type="float" office:value="219">
                <text:p text:id="links.B10:links.M10"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 draw:fill-color="#d9d9d9"/>
      <style:text-properties fo:font-family="'Bitstream Vera Sans'" style:font-family-generic="swiss" style:font-pitch="variable" fo:font-size="8.30028915405273pt" style:font-family-asian="Gothic" style:font-family-generic-asian="system" style:font-pitch-asian="variable" style:font-size-asian="8.30028915405273pt" style:font-family-complex="Lucidasans" style:font-family-generic-complex="system" style:font-pitch-complex="variable" style:font-size-complex="8.30028915405273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69999980926514pt" style:font-family-asian="Gothic" style:font-family-generic-asian="system" style:font-pitch-asian="variable" style:font-size-asian="9.69999980926514pt" style:font-family-complex="Lucidasans" style:font-family-generic-complex="system" style:font-pitch-complex="variable" style:font-size-complex="9.69999980926514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69999980926514pt" style:font-family-asian="Gothic" style:font-family-generic-asian="system" style:font-pitch-asian="variable" style:font-size-asian="9.69999980926514pt" style:font-family-complex="Lucidasans" style:font-family-generic-complex="system" style:font-pitch-complex="variable" style:font-size-complex="9.69999980926514pt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font-family="'Bitstream Vera Sans'" style:font-family-generic="swiss" style:font-pitch="variable" fo:font-size="12.5004358291626pt" style:font-family-asian="Gothic" style:font-family-generic-asian="system" style:font-pitch-asian="variable" style:font-size-asian="12.5004358291626pt" style:font-family-complex="Lucidasans" style:font-family-generic-complex="system" style:font-pitch-complex="variable" style:font-size-complex="12.5004358291626pt"/>
    </style:style>
    <style:style style:name="ch7" style:family="chart">
      <style:graphic-properties draw:fill-color="#9999ff"/>
      <style:text-properties fo:font-family="'Bitstream Vera Sans'" style:font-family-generic="swiss" style:font-pitch="variable" fo:font-size="8.30000019073486pt" style:font-family-asian="Gothic" style:font-family-generic-asian="system" style:font-pitch-asian="variable" style:font-size-asian="8.30000019073486pt" style:font-family-complex="Lucidasans" style:font-family-generic-complex="system" style:font-pitch-complex="variable" style:font-size-complex="8.30000019073486pt"/>
    </style:style>
    <style:style style:name="ch8" style:family="chart">
      <style:graphic-properties draw:fill-color="#993366"/>
      <style:text-properties fo:font-family="'Bitstream Vera Sans'" style:font-family-generic="swiss" style:font-pitch="variable" fo:font-size="8.30000019073486pt" style:font-family-asian="Gothic" style:font-family-generic-asian="system" style:font-pitch-asian="variable" style:font-size-asian="8.30000019073486pt" style:font-family-complex="Lucidasans" style:font-family-generic-complex="system" style:font-pitch-complex="variable" style:font-size-complex="8.30000019073486pt"/>
    </style:style>
    <style:style style:name="ch9" style:family="chart">
      <style:graphic-properties draw:fill-color="#ffffcc"/>
      <style:text-properties fo:font-family="'Bitstream Vera Sans'" style:font-family-generic="swiss" style:font-pitch="variable" fo:font-size="8.30000019073486pt" style:font-family-asian="Gothic" style:font-family-generic-asian="system" style:font-pitch-asian="variable" style:font-size-asian="8.30000019073486pt" style:font-family-complex="Lucidasans" style:font-family-generic-complex="system" style:font-pitch-complex="variable" style:font-size-complex="8.30000019073486pt"/>
    </style:style>
    <style:style style:name="ch10" style:family="chart">
      <style:graphic-properties draw:fill-color="#ccffff"/>
      <style:text-properties fo:font-family="'Bitstream Vera Sans'" style:font-family-generic="swiss" style:font-pitch="variable" fo:font-size="8.30000019073486pt" style:font-family-asian="Gothic" style:font-family-generic-asian="system" style:font-pitch-asian="variable" style:font-size-asian="8.30000019073486pt" style:font-family-complex="Lucidasans" style:font-family-generic-complex="system" style:font-pitch-complex="variable" style:font-size-complex="8.30000019073486pt"/>
    </style:style>
    <style:style style:name="ch11" style:family="chart">
      <style:graphic-properties draw:fill-color="#660066"/>
      <style:text-properties fo:font-family="'Bitstream Vera Sans'" style:font-family-generic="swiss" style:font-pitch="variable" fo:font-size="8.30000019073486pt" style:font-family-asian="Gothic" style:font-family-generic-asian="system" style:font-pitch-asian="variable" style:font-size-asian="8.30000019073486pt" style:font-family-complex="Lucidasans" style:font-family-generic-complex="system" style:font-pitch-complex="variable" style:font-size-complex="8.30000019073486pt"/>
    </style:style>
    <style:style style:name="ch12" style:family="chart">
      <style:graphic-properties draw:stroke="none" draw:fill="none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28.709cm" svg:height="9.704cm" chart:class="chart:bar" chart:style-name="ch1">
        <chart:legend chart:legend-position="end" svg:x="25.737cm" svg:y="3.712cm" chart:style-name="ch2"/>
        <chart:plot-area chart:style-name="ch3" table:cell-range-address="xrefs.A1:xrefs.M6" chart:data-source-has-labels="both" svg:x="0.572cm" svg:y="0.365cm" svg:width="23.989cm" svg:height="9.144cm">
          <chart:axis chart:dimension="x" chart:name="primary-x" chart:style-name="ch4">
            <chart:categories table:cell-range-address="xrefs.B1:xrefs.M1"/>
          </chart:axis>
          <chart:axis chart:dimension="y" chart:name="primary-y" chart:style-name="ch5">
            <chart:title svg:x="0.579cm" svg:y="7.157cm" chart:style-name="ch6">
              <text:p>Unique external entries</text:p>
            </chart:title>
            <chart:grid chart:class="major"/>
          </chart:axis>
          <chart:series chart:style-name="ch7" chart:values-cell-range-address="xrefs.B2:xrefs.M2" chart:label-cell-address="xrefs.A2:xrefs.A2" chart:class="chart:bar">
            <chart:data-point chart:repeated="12"/>
          </chart:series>
          <chart:series chart:style-name="ch8" chart:values-cell-range-address="xrefs.B3:xrefs.M3" chart:label-cell-address="xrefs.A3:xrefs.A3" chart:class="chart:bar">
            <chart:data-point chart:repeated="12"/>
          </chart:series>
          <chart:series chart:style-name="ch9" chart:values-cell-range-address="xrefs.B4:xrefs.M4" chart:label-cell-address="xrefs.A4:xrefs.A4" chart:class="chart:bar">
            <chart:data-point chart:repeated="12"/>
          </chart:series>
          <chart:series chart:style-name="ch10" chart:values-cell-range-address="xrefs.B5:xrefs.M5" chart:label-cell-address="xrefs.A5:xrefs.A5" chart:class="chart:bar">
            <chart:data-point chart:repeated="12"/>
          </chart:series>
          <chart:series chart:style-name="ch11" chart:values-cell-range-address="xrefs.B6:xrefs.M6" chart:label-cell-address="xrefs.A6:xrefs.A6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xrefs.B1:xrefs.M1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  <table:table-cell office:value-type="string">
                <text:p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</table:table-row>
          </table:table-header-rows>
          <table:table-rows>
            <table:table-row>
              <table:table-cell office:value-type="string">
                <text:p text:id="xrefs.A2:xrefs.A2">SWISSPROT </text:p>
              </table:table-cell>
              <table:table-cell office:value-type="float" office:value="136591">
                <text:p text:id="xrefs.B2:xrefs.M2">136591</text:p>
              </table:table-cell>
              <table:table-cell office:value-type="float" office:value="138165">
                <text:p>138165</text:p>
              </table:table-cell>
              <table:table-cell office:value-type="float" office:value="160743">
                <text:p>160743</text:p>
              </table:table-cell>
              <table:table-cell office:value-type="float" office:value="162549">
                <text:p>162549</text:p>
              </table:table-cell>
              <table:table-cell office:value-type="float" office:value="173756">
                <text:p>173756</text:p>
              </table:table-cell>
              <table:table-cell office:value-type="float" office:value="173756">
                <text:p>173756</text:p>
              </table:table-cell>
              <table:table-cell office:value-type="float" office:value="178893">
                <text:p>178893</text:p>
              </table:table-cell>
              <table:table-cell office:value-type="float" office:value="178951">
                <text:p>1789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3:xrefs.A3">GO </text:p>
              </table:table-cell>
              <table:table-cell office:value-type="float" office:value="3789">
                <text:p text:id="xrefs.B3:xrefs.M3">3789</text:p>
              </table:table-cell>
              <table:table-cell office:value-type="float" office:value="3790">
                <text:p>3790</text:p>
              </table:table-cell>
              <table:table-cell office:value-type="float" office:value="3790">
                <text:p>3790</text:p>
              </table:table-cell>
              <table:table-cell office:value-type="float" office:value="3790">
                <text:p>3790</text:p>
              </table:table-cell>
              <table:table-cell office:value-type="float" office:value="3791">
                <text:p>3791</text:p>
              </table:table-cell>
              <table:table-cell office:value-type="float" office:value="3791">
                <text:p>3791</text:p>
              </table:table-cell>
              <table:table-cell office:value-type="float" office:value="3791">
                <text:p>3791</text:p>
              </table:table-cell>
              <table:table-cell office:value-type="float" office:value="3791">
                <text:p>37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4:xrefs.A4">PROSITE </text:p>
              </table:table-cell>
              <table:table-cell office:value-type="float" office:value="452">
                <text:p text:id="xrefs.B4:xrefs.M4">452</text:p>
              </table:table-cell>
              <table:table-cell office:value-type="float" office:value="452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454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5:xrefs.A5">DIAGRAM </text:p>
              </table:table-cell>
              <table:table-cell office:value-type="float" office:value="421">
                <text:p text:id="xrefs.B5:xrefs.M5">421</text:p>
              </table:table-cell>
              <table:table-cell office:value-type="float" office:value="421">
                <text:p>421</text:p>
              </table:table-cell>
              <table:table-cell office:value-type="float" office:value="424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432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6:xrefs.A6">MIM </text:p>
              </table:table-cell>
              <table:table-cell office:value-type="float" office:value="1.#NAN">
                <text:p text:id="xrefs.B6:xrefs.M6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 draw:fill-color="#d9d9d9"/>
      <style:text-properties fo:font-family="'Bitstream Vera Sans'" style:font-family-generic="swiss" style:font-pitch="variable" fo:font-size="8.5pt" style:font-family-asian="Gothic" style:font-family-generic-asian="system" style:font-pitch-asian="variable" style:font-size-asian="8.5pt" style:font-family-complex="Lucidasans" style:font-family-generic-complex="system" style:font-pitch-complex="variable" style:font-size-complex="8.5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0pt" style:font-family-asian="Gothic" style:font-family-generic-asian="system" style:font-pitch-asian="variable" style:font-size-asian="10pt" style:font-family-complex="Lucidasans" style:font-family-generic-complex="system" style:font-pitch-complex="variable" style:font-size-complex="10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0pt" style:font-family-asian="Gothic" style:font-family-generic-asian="system" style:font-pitch-asian="variable" style:font-size-asian="10pt" style:font-family-complex="Lucidasans" style:font-family-generic-complex="system" style:font-pitch-complex="variable" style:font-size-complex="10pt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font-family="'Bitstream Vera Sans'" style:font-family-generic="swiss" style:font-pitch="variable" fo:font-size="12.8999996185303pt" style:font-family-asian="Gothic" style:font-family-generic-asian="system" style:font-pitch-asian="variable" style:font-size-asian="12.8999996185303pt" style:font-family-complex="Lucidasans" style:font-family-generic-complex="system" style:font-pitch-complex="variable" style:font-size-complex="12.8999996185303pt"/>
    </style:style>
    <style:style style:name="ch7" style:family="chart">
      <style:graphic-properties draw:fill-color="#9999ff"/>
      <style:text-properties fo:font-family="'Bitstream Vera Sans'" style:font-family-generic="swiss" style:font-pitch="variable" fo:font-size="8.5pt" style:font-family-asian="Gothic" style:font-family-generic-asian="system" style:font-pitch-asian="variable" style:font-size-asian="8.5pt" style:font-family-complex="Lucidasans" style:font-family-generic-complex="system" style:font-pitch-complex="variable" style:font-size-complex="8.5pt"/>
    </style:style>
    <style:style style:name="ch8" style:family="chart">
      <style:graphic-properties draw:fill-color="#993366"/>
      <style:text-properties fo:font-family="'Bitstream Vera Sans'" style:font-family-generic="swiss" style:font-pitch="variable" fo:font-size="8.5pt" style:font-family-asian="Gothic" style:font-family-generic-asian="system" style:font-pitch-asian="variable" style:font-size-asian="8.5pt" style:font-family-complex="Lucidasans" style:font-family-generic-complex="system" style:font-pitch-complex="variable" style:font-size-complex="8.5pt"/>
    </style:style>
    <style:style style:name="ch9" style:family="chart">
      <style:graphic-properties draw:fill-color="#ffffcc"/>
      <style:text-properties fo:font-family="'Bitstream Vera Sans'" style:font-family-generic="swiss" style:font-pitch="variable" fo:font-size="8.5pt" style:font-family-asian="Gothic" style:font-family-generic-asian="system" style:font-pitch-asian="variable" style:font-size-asian="8.5pt" style:font-family-complex="Lucidasans" style:font-family-generic-complex="system" style:font-pitch-complex="variable" style:font-size-complex="8.5pt"/>
    </style:style>
    <style:style style:name="ch10" style:family="chart">
      <style:graphic-properties draw:fill-color="#ccffff"/>
      <style:text-properties fo:font-family="'Bitstream Vera Sans'" style:font-family-generic="swiss" style:font-pitch="variable" fo:font-size="8.5pt" style:font-family-asian="Gothic" style:font-family-generic-asian="system" style:font-pitch-asian="variable" style:font-size-asian="8.5pt" style:font-family-complex="Lucidasans" style:font-family-generic-complex="system" style:font-pitch-complex="variable" style:font-size-complex="8.5pt"/>
    </style:style>
    <style:style style:name="ch11" style:family="chart">
      <style:graphic-properties draw:fill-color="#660066"/>
      <style:text-properties fo:font-family="'Bitstream Vera Sans'" style:font-family-generic="swiss" style:font-pitch="variable" fo:font-size="8.5pt" style:font-family-asian="Gothic" style:font-family-generic-asian="system" style:font-pitch-asian="variable" style:font-size-asian="8.5pt" style:font-family-complex="Lucidasans" style:font-family-generic-complex="system" style:font-pitch-complex="variable" style:font-size-complex="8.5pt"/>
    </style:style>
    <style:style style:name="ch12" style:family="chart">
      <style:graphic-properties draw:stroke="none" draw:fill="none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28.68cm" svg:height="10.054cm" chart:class="chart:bar" chart:style-name="ch1">
        <chart:legend chart:legend-position="end" svg:x="25.691cm" svg:y="3.86cm" chart:style-name="ch2"/>
        <chart:plot-area chart:style-name="ch3" table:cell-range-address="xrefs.A8:xrefs.M13" chart:data-source-has-labels="both" svg:x="0.569cm" svg:y="0.375cm" svg:width="23.977cm" svg:height="9.478cm">
          <chart:axis chart:dimension="x" chart:name="primary-x" chart:style-name="ch4">
            <chart:categories table:cell-range-address="xrefs.B8:xrefs.M8"/>
          </chart:axis>
          <chart:axis chart:dimension="y" chart:name="primary-y" chart:style-name="ch5">
            <chart:title svg:x="0.578cm" svg:y="7.248cm" chart:style-name="ch6">
              <text:p>Total cross references</text:p>
            </chart:title>
            <chart:grid chart:class="major"/>
          </chart:axis>
          <chart:series chart:style-name="ch7" chart:values-cell-range-address="xrefs.B9:xrefs.M9" chart:label-cell-address="xrefs.A9:xrefs.A9" chart:class="chart:bar">
            <chart:data-point chart:repeated="12"/>
          </chart:series>
          <chart:series chart:style-name="ch8" chart:values-cell-range-address="xrefs.B10:xrefs.M10" chart:label-cell-address="xrefs.A10:xrefs.A10" chart:class="chart:bar">
            <chart:data-point chart:repeated="12"/>
          </chart:series>
          <chart:series chart:style-name="ch9" chart:values-cell-range-address="xrefs.B11:xrefs.M11" chart:label-cell-address="xrefs.A11:xrefs.A11" chart:class="chart:bar">
            <chart:data-point chart:repeated="12"/>
          </chart:series>
          <chart:series chart:style-name="ch10" chart:values-cell-range-address="xrefs.B12:xrefs.M12" chart:label-cell-address="xrefs.A12:xrefs.A12" chart:class="chart:bar">
            <chart:data-point chart:repeated="12"/>
          </chart:series>
          <chart:series chart:style-name="ch11" chart:values-cell-range-address="xrefs.B13:xrefs.M13" chart:label-cell-address="xrefs.A13:xrefs.A13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xrefs.B8:xrefs.M8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  <table:table-cell office:value-type="string">
                <text:p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</table:table-row>
          </table:table-header-rows>
          <table:table-rows>
            <table:table-row>
              <table:table-cell office:value-type="string">
                <text:p text:id="xrefs.A9:xrefs.A9">SWISSPROT </text:p>
              </table:table-cell>
              <table:table-cell office:value-type="float" office:value="143085">
                <text:p text:id="xrefs.B9:xrefs.M9">143085</text:p>
              </table:table-cell>
              <table:table-cell office:value-type="float" office:value="144681">
                <text:p>144681</text:p>
              </table:table-cell>
              <table:table-cell office:value-type="float" office:value="167793">
                <text:p>167793</text:p>
              </table:table-cell>
              <table:table-cell office:value-type="float" office:value="169608">
                <text:p>169608</text:p>
              </table:table-cell>
              <table:table-cell office:value-type="float" office:value="181435">
                <text:p>181435</text:p>
              </table:table-cell>
              <table:table-cell office:value-type="float" office:value="181435">
                <text:p>181435</text:p>
              </table:table-cell>
              <table:table-cell office:value-type="float" office:value="186837">
                <text:p>186837</text:p>
              </table:table-cell>
              <table:table-cell office:value-type="float" office:value="186900">
                <text:p>1869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0:xrefs.A10">GO </text:p>
              </table:table-cell>
              <table:table-cell office:value-type="float" office:value="3792">
                <text:p text:id="xrefs.B10:xrefs.M10">3792</text:p>
              </table:table-cell>
              <table:table-cell office:value-type="float" office:value="3795">
                <text:p>3795</text:p>
              </table:table-cell>
              <table:table-cell office:value-type="float" office:value="3795">
                <text:p>3795</text:p>
              </table:table-cell>
              <table:table-cell office:value-type="float" office:value="3795">
                <text:p>3795</text:p>
              </table:table-cell>
              <table:table-cell office:value-type="float" office:value="3796">
                <text:p>3796</text:p>
              </table:table-cell>
              <table:table-cell office:value-type="float" office:value="3796">
                <text:p>3796</text:p>
              </table:table-cell>
              <table:table-cell office:value-type="float" office:value="3796">
                <text:p>3796</text:p>
              </table:table-cell>
              <table:table-cell office:value-type="float" office:value="3796">
                <text:p>37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1:xrefs.A11">PROSITE </text:p>
              </table:table-cell>
              <table:table-cell office:value-type="float" office:value="1317">
                <text:p text:id="xrefs.B11:xrefs.M11">1317</text:p>
              </table:table-cell>
              <table:table-cell office:value-type="float" office:value="1318">
                <text:p>1318</text:p>
              </table:table-cell>
              <table:table-cell office:value-type="float" office:value="1319">
                <text:p>1319</text:p>
              </table:table-cell>
              <table:table-cell office:value-type="float" office:value="1319">
                <text:p>1319</text:p>
              </table:table-cell>
              <table:table-cell office:value-type="float" office:value="1323">
                <text:p>1323</text:p>
              </table:table-cell>
              <table:table-cell office:value-type="float" office:value="1323">
                <text:p>1323</text:p>
              </table:table-cell>
              <table:table-cell office:value-type="float" office:value="1326">
                <text:p>1326</text:p>
              </table:table-cell>
              <table:table-cell office:value-type="float" office:value="1326">
                <text:p>13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2:xrefs.A12">DIAGRAM </text:p>
              </table:table-cell>
              <table:table-cell office:value-type="float" office:value="1261">
                <text:p text:id="xrefs.B12:xrefs.M12">1261</text:p>
              </table:table-cell>
              <table:table-cell office:value-type="float" office:value="1261">
                <text:p>1261</text:p>
              </table:table-cell>
              <table:table-cell office:value-type="float" office:value="1268">
                <text:p>1268</text:p>
              </table:table-cell>
              <table:table-cell office:value-type="float" office:value="1268">
                <text:p>1268</text:p>
              </table:table-cell>
              <table:table-cell office:value-type="float" office:value="1268">
                <text:p>1268</text:p>
              </table:table-cell>
              <table:table-cell office:value-type="float" office:value="1283">
                <text:p>1283</text:p>
              </table:table-cell>
              <table:table-cell office:value-type="float" office:value="1283">
                <text:p>1283</text:p>
              </table:table-cell>
              <table:table-cell office:value-type="float" office:value="1283">
                <text:p>12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3:xrefs.A13">MIM </text:p>
              </table:table-cell>
              <table:table-cell office:value-type="float" office:value="1.#NAN">
                <text:p text:id="xrefs.B13:xrefs.M13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chart:connect-bars="false" chart:spline-order="3" chart:series-source="rows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true" chart:label-arrangement="side-by-sid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.1000003814697pt" fo:font-style="normal" fo:text-shadow="none" style:text-underline-style="none" fo:font-weight="normal" style:font-family-asian="Gothic" style:font-family-generic-asian="system" style:font-pitch-asian="variable" style:font-size-asian="10.3000001907349pt" style:font-family-complex="Lucidasans" style:font-family-generic-complex="system" style:font-pitch-complex="variable" style:font-size-complex="10.3000001907349pt"/>
    </style:style>
    <style:style style:name="ch4" style:family="chart">
      <style:chart-properties style:rotation-angle="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3.1999998092651pt" fo:font-style="normal" fo:text-shadow="none" style:text-underline-style="none" fo:font-weight="normal" style:font-family-asian="Gothic" style:font-family-generic-asian="system" style:font-pitch-asian="variable" style:font-size-asian="13.1999998092651pt" style:font-family-complex="Lucidasans" style:font-family-generic-complex="system" style:font-pitch-complex="variable" style:font-size-complex="13.1999998092651pt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19000" chart:origin="17000" chart:text-overlap="false" chart:reverse-direction="false" text:line-break="false" chart:label-arrangement="side-by-sid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.1000003814697pt" fo:font-style="normal" fo:text-shadow="none" style:text-underline-style="none" fo:font-weight="normal" style:font-family-asian="Gothic" style:font-family-generic-asian="system" style:font-pitch-asian="variable" style:font-size-asian="10.3000001907349pt" style:font-family-complex="Lucidasans" style:font-family-generic-complex="system" style:font-pitch-complex="variable" style:font-size-complex="10.3000001907349pt"/>
    </style:style>
    <style:style style:name="ch6" style:family="chart">
      <style:chart-properties style:rotation-angle="9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3.1999998092651pt" fo:font-style="normal" fo:text-shadow="none" style:text-underline-style="none" fo:font-weight="normal" style:font-family-asian="Gothic" style:font-family-generic-asian="system" style:font-pitch-asian="variable" style:font-size-asian="13.1999998092651pt" style:font-family-complex="Lucidasans" style:font-family-generic-complex="system" style:font-pitch-complex="variable" style:font-size-complex="13.1999998092651pt"/>
    </style:style>
    <style:style style:name="ch7" style:family="chart">
      <style:graphic-properties draw:stroke="solid" svg:stroke-width="0cm" svg:stroke-opacity="100%"/>
    </style:style>
    <style:style style:name="ch8" style:family="chart">
      <style:chart-properties chart:symbol-type="none"/>
      <style:graphic-properties draw:stroke="solid" svg:stroke-width="0.1cm" svg:stroke-color="#9999ff" svg:stroke-opacity="100%" draw:fill="solid" draw:fill-color="#9999ff" draw:opacity="100%"/>
      <style:text-properties fo:font-family="'Bitstream Vera Sans'" style:font-family-generic="swiss" style:font-pitch="variable" fo:font-size="8.80000019073486pt" style:font-family-asian="Gothic" style:font-family-generic-asian="system" style:font-pitch-asian="variable" style:font-size-asian="8.80000019073486pt" style:font-family-complex="Lucidasans" style:font-family-generic-complex="system" style:font-pitch-complex="variable" style:font-size-complex="8.80000019073486pt"/>
    </style:style>
    <style:style style:name="ch9" style:family="chart">
      <style:chart-properties chart:solid-type="cuboid"/>
    </style:style>
    <style:style style:name="ch10" style:family="chart">
      <style:graphic-properties draw:stroke="none" svg:stroke-width="0cm" svg:stroke-color="#000000" svg:stroke-opacity="100%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28.629cm" svg:height="10.309cm" chart:class="chart:line" chart:style-name="ch1">
        <chart:plot-area chart:style-name="ch2" table:cell-range-address="Synonyms.B1:Synonyms.M2" chart:data-source-has-labels="row" svg:x="0.565cm" svg:y="0.382cm" svg:width="27.035cm" svg:height="9.717cm">
          <chart:axis chart:dimension="x" chart:name="primary-x" chart:style-name="ch3">
            <chart:title svg:x="12.415cm" svg:y="9.285cm" chart:style-name="ch4">
              <text:p>Release number</text:p>
            </chart:title>
            <chart:categories table:cell-range-address="Synonyms.B1:Synonyms.M1"/>
          </chart:axis>
          <chart:axis chart:dimension="y" chart:name="primary-y" chart:style-name="ch5">
            <chart:title svg:x="0.571cm" svg:y="6.846cm" chart:style-name="ch6">
              <text:p>Number of synonyms</text:p>
            </chart:title>
            <chart:grid chart:style-name="ch7" chart:class="major"/>
          </chart:axis>
          <chart:series chart:style-name="ch8" chart:values-cell-range-address="Synonyms.B2:Synonyms.M2" chart:class="chart:line">
            <chart:data-point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ynonyms.B1:Synonyms.M1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  <table:table-cell office:value-type="string">
                <text:p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19357">
                <text:p text:id="Synonyms.B2:Synonyms.M2">19357</text:p>
              </table:table-cell>
              <table:table-cell office:value-type="float" office:value="19407">
                <text:p>19407</text:p>
              </table:table-cell>
              <table:table-cell office:value-type="float" office:value="19451">
                <text:p>19451</text:p>
              </table:table-cell>
              <table:table-cell office:value-type="float" office:value="19451">
                <text:p>19451</text:p>
              </table:table-cell>
              <table:table-cell office:value-type="float" office:value="19451">
                <text:p>19451</text:p>
              </table:table-cell>
              <table:table-cell office:value-type="float" office:value="19472">
                <text:p>19472</text:p>
              </table:table-cell>
              <table:table-cell office:value-type="float" office:value="19472">
                <text:p>19472</text:p>
              </table:table-cell>
              <table:table-cell office:value-type="float" office:value="19472">
                <text:p>194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svg:stroke-color="#000000" draw:fill="solid" draw:fill-color="#d9d9d9"/>
      <style:text-properties fo:font-family="'Bitstream Vera Sans'" style:font-family-generic="swiss" style:font-pitch="variable" fo:font-size="11.4003686904907pt" style:font-family-asian="Gothic" style:font-family-generic-asian="system" style:font-pitch-asian="variable" style:font-size-asian="11.4003686904907pt" style:font-family-complex="Lucidasans" style:font-family-generic-complex="system" style:font-pitch-complex="variable" style:font-size-complex="11.4003686904907pt"/>
    </style:style>
    <style:style style:name="ch3" style:family="chart">
      <style:chart-properties chart:connect-bars="false" chart:spline-order="3" chart:series-source="rows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true" chart:reverse-direction="false" text:line-break="false" chart:label-arrangement="side-by-side" chart:visible="true" style:rotation-angle="45" style:direction="ltr"/>
      <style:graphic-properties draw:stroke="solid" svg:stroke-width="0cm" svg:stroke-color="#000000"/>
      <style:text-properties fo:font-family="'Bitstream Vera Sans'" style:font-family-generic="swiss" style:font-pitch="variable" fo:font-size="8pt" style:font-family-asian="Gothic" style:font-family-generic-asian="system" style:font-pitch-asian="variable" style:font-size-asian="13.3000001907349pt" style:font-family-complex="Lucidasans" style:font-family-generic-complex="system" style:font-pitch-complex="variable" style:font-size-complex="13.3000001907349pt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interval-major="5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3.3000001907349pt" style:font-family-asian="Gothic" style:font-family-generic-asian="system" style:font-pitch-asian="variable" style:font-size-asian="13.3000001907349pt" style:font-family-complex="Lucidasans" style:font-family-generic-complex="system" style:font-pitch-complex="variable" style:font-size-complex="13.3000001907349pt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font-family="'Bitstream Vera Sans'" style:font-family-generic="swiss" style:font-pitch="variable" fo:font-size="17.1005535125732pt" style:font-family-asian="Gothic" style:font-family-generic-asian="system" style:font-pitch-asian="variable" style:font-size-asian="17.1005535125732pt" style:font-family-complex="Lucidasans" style:font-family-generic-complex="system" style:font-pitch-complex="variable" style:font-size-complex="17.1005535125732pt"/>
    </style:style>
    <style:style style:name="ch7" style:family="chart">
      <style:chart-properties chart:symbol-type="none"/>
      <style:graphic-properties draw:stroke="solid" svg:stroke-width="0.1cm" svg:stroke-color="#0047ff" draw:fill-color="#0047ff" draw:fill-image-width="0cm" draw:fill-image-height="0cm" dr3d:edge-rounding="0%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8" style:family="chart">
      <style:chart-properties chart:symbol-type="none"/>
      <style:graphic-properties draw:stroke="solid" svg:stroke-width="0.1cm" svg:stroke-color="#47b8b8" draw:fill-color="#47b8b8" draw:fill-image-width="0cm" draw:fill-image-height="0cm" dr3d:edge-rounding="0%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9" style:family="chart">
      <style:chart-properties chart:symbol-type="none"/>
      <style:graphic-properties draw:stroke="solid" svg:stroke-width="0.1cm" svg:stroke-color="#33cc66" draw:fill-color="#33cc66" draw:fill-image-width="0cm" draw:fill-image-height="0cm" dr3d:edge-rounding="0%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10" style:family="chart">
      <style:chart-properties chart:symbol-type="none"/>
      <style:graphic-properties draw:stroke="solid" svg:stroke-width="0.1cm" svg:stroke-color="#ff9966" draw:fill-color="#ff9966" draw:fill-image-width="0cm" draw:fill-image-height="0cm" dr3d:edge-rounding="0%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11" style:family="chart">
      <style:chart-properties chart:symbol-type="none"/>
      <style:graphic-properties draw:stroke="solid" svg:stroke-width="0.1cm" svg:stroke-color="#ffcc99" draw:fill-color="#ffcc99" draw:fill-image-width="0cm" draw:fill-image-height="0cm" dr3d:edge-rounding="0%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12" style:family="chart">
      <style:chart-properties chart:solid-type="cuboid"/>
      <style:text-properties fo:font-size="6.80000019073486pt" style:font-size-asian="6.80000019073486pt" style:font-size-complex="6.80000019073486pt"/>
    </style:style>
    <style:style style:name="ch13" style:family="chart">
      <style:chart-properties chart:symbol-type="none"/>
      <style:graphic-properties draw:stroke="solid" svg:stroke-width="0.1cm" svg:stroke-color="#dc2300" draw:fill-color="#dc2300" draw:fill-image-width="0cm" draw:fill-image-height="0cm" dr3d:edge-rounding="0%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14" style:family="chart">
      <style:chart-properties chart:symbol-type="none"/>
      <style:graphic-properties svg:stroke-width="0.088cm" svg:stroke-color="#9966cc" draw:fill-color="#9966cc"/>
      <style:text-properties fo:font-size="6pt" style:font-size-asian="6pt" style:font-size-complex="6pt"/>
    </style:style>
    <style:style style:name="ch15" style:family="chart">
      <style:graphic-properties draw:stroke="none" draw:fill="solid" draw:fill-color="#d9d9d9"/>
    </style:style>
    <style:style style:name="ch16" style:family="chart">
      <style:graphic-properties draw:stroke="none" draw:fill-color="#999999"/>
    </style:style>
  </office:automatic-styles>
  <office:body>
    <office:chart>
      <chart:chart svg:width="30.869cm" svg:height="13.395cm" chart:class="chart:line" chart:style-name="ch1">
        <chart:legend chart:legend-position="end" svg:x="24.551cm" svg:y="4.425cm" chart:style-name="ch2"/>
        <chart:plot-area chart:style-name="ch3" table:cell-range-address="'FTP file stats'.A1:'FTP file stats'.M8" chart:data-source-has-labels="both" svg:x="0.615cm" svg:y="0.499cm" svg:width="23.532cm" svg:height="12.627cm">
          <chart:axis chart:dimension="x" chart:name="primary-x" chart:style-name="ch4">
            <chart:categories table:cell-range-address="'FTP file stats'.B1:'FTP file stats'.M1"/>
          </chart:axis>
          <chart:axis chart:dimension="y" chart:name="primary-y" chart:style-name="ch5">
            <chart:title svg:x="0.616cm" svg:y="9.508cm" chart:style-name="ch6">
              <text:p>Number of downloads</text:p>
            </chart:title>
            <chart:grid chart:class="major"/>
          </chart:axis>
          <chart:series chart:style-name="ch7" chart:values-cell-range-address="'FTP file stats'.B2:'FTP file stats'.M2" chart:label-cell-address="'FTP file stats'.A2:'FTP file stats'.A2" chart:class="chart:line">
            <chart:data-point chart:repeated="12"/>
          </chart:series>
          <chart:series chart:style-name="ch8" chart:values-cell-range-address="'FTP file stats'.B3:'FTP file stats'.M3" chart:label-cell-address="'FTP file stats'.A3:'FTP file stats'.A3" chart:class="chart:line">
            <chart:data-point chart:repeated="12"/>
          </chart:series>
          <chart:series chart:style-name="ch9" chart:values-cell-range-address="'FTP file stats'.B4:'FTP file stats'.M4" chart:label-cell-address="'FTP file stats'.A4:'FTP file stats'.A4" chart:class="chart:line">
            <chart:data-point chart:repeated="12"/>
          </chart:series>
          <chart:series chart:style-name="ch10" chart:values-cell-range-address="'FTP file stats'.B5:'FTP file stats'.M5" chart:label-cell-address="'FTP file stats'.A5:'FTP file stats'.A5" chart:class="chart:line">
            <chart:data-point chart:repeated="12"/>
          </chart:series>
          <chart:series chart:style-name="ch11" chart:values-cell-range-address="'FTP file stats'.B6:'FTP file stats'.M6" chart:label-cell-address="'FTP file stats'.A6:'FTP file stats'.A6" chart:class="chart:line">
            <chart:data-point chart:repeated="3"/>
            <chart:data-point chart:style-name="ch12"/>
            <chart:data-point chart:repeated="8"/>
          </chart:series>
          <chart:series chart:style-name="ch13" chart:values-cell-range-address="'FTP file stats'.B7:'FTP file stats'.M7" chart:label-cell-address="'FTP file stats'.A7:'FTP file stats'.A7" chart:class="chart:line">
            <chart:data-point chart:repeated="12"/>
          </chart:series>
          <chart:series chart:style-name="ch14" chart:values-cell-range-address="'FTP file stats'.B8:'FTP file stats'.M8" chart:label-cell-address="'FTP file stats'.A8:'FTP file stats'.A8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TP file stats'.B1:'FTP file stats'.M1">Jan 09</text:p>
              </table:table-cell>
              <table:table-cell office:value-type="string">
                <text:p>Feb 09</text:p>
              </table:table-cell>
              <table:table-cell office:value-type="string">
                <text:p>Mar 09</text:p>
              </table:table-cell>
              <table:table-cell office:value-type="string">
                <text:p>Apr 09</text:p>
              </table:table-cell>
              <table:table-cell office:value-type="string">
                <text:p>May 09</text:p>
              </table:table-cell>
              <table:table-cell office:value-type="string">
                <text:p>Jun 09</text:p>
              </table:table-cell>
              <table:table-cell office:value-type="string">
                <text:p>Jul 09</text:p>
              </table:table-cell>
              <table:table-cell office:value-type="string">
                <text:p>Aug 09</text:p>
              </table:table-cell>
              <table:table-cell office:value-type="string">
                <text:p>Sep 09</text:p>
              </table:table-cell>
              <table:table-cell office:value-type="string">
                <text:p>Oct 09</text:p>
              </table:table-cell>
              <table:table-cell office:value-type="string">
                <text:p>Nov 09</text:p>
              </table:table-cell>
              <table:table-cell office:value-type="string">
                <text:p>Dec 09</text:p>
              </table:table-cell>
            </table:table-row>
          </table:table-header-rows>
          <table:table-rows>
            <table:table-row>
              <table:table-cell office:value-type="string">
                <text:p text:id="'FTP file stats'.A2:'FTP file stats'.A2">IntEnzXML.zip</text:p>
              </table:table-cell>
              <table:table-cell office:value-type="float" office:value="4">
                <text:p text:id="'FTP file stats'.B2:'FTP file stats'.M2"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3:'FTP file stats'.A3">ASCII/intenz.xml</text:p>
              </table:table-cell>
              <table:table-cell office:value-type="float" office:value="6">
                <text:p text:id="'FTP file stats'.B3:'FTP file stats'.M3"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4:'FTP file stats'.A4">XCHARS/intenz.xml</text:p>
              </table:table-cell>
              <table:table-cell office:value-type="float" office:value="1">
                <text:p text:id="'FTP file stats'.B4:'FTP file stats'.M4"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5:'FTP file stats'.A5">intenz.xsd</text:p>
              </table:table-cell>
              <table:table-cell office:value-type="float" office:value="0">
                <text:p text:id="'FTP file stats'.B5:'FTP file stats'.M5"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6:'FTP file stats'.A6">enzyme.xsd</text:p>
              </table:table-cell>
              <table:table-cell office:value-type="float" office:value="3">
                <text:p text:id="'FTP file stats'.B6:'FTP file stats'.M6"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7:'FTP file stats'.A7">enzyme.dat</text:p>
              </table:table-cell>
              <table:table-cell office:value-type="float" office:value="8">
                <text:p text:id="'FTP file stats'.B7:'FTP file stats'.M7"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8:'FTP file stats'.A8">intenz-biopax.owl.gz</text:p>
              </table:table-cell>
              <table:table-cell office:value-type="float" office:value="0">
                <text:p text:id="'FTP file stats'.B8:'FTP file stats'.M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d9d9d9"/>
      <style:text-properties fo:font-family="'Bitstream Vera Sans'" style:font-family-generic="swiss" style:font-pitch="variable" fo:font-size="9.19999980926514pt" style:font-family-asian="Gothic" style:font-family-generic-asian="system" style:font-pitch-asian="variable" style:font-size-asian="9.19999980926514pt" style:font-family-complex="Lucidasans" style:font-family-generic-complex="system" style:font-pitch-complex="variable" style:font-size-complex="9.19999980926514pt"/>
    </style:style>
    <style:style style:name="ch3" style:family="chart">
      <style:chart-properties chart:stacked="true" chart:symbol-type="automatic" chart:connect-bars="false" chart:spline-order="3" chart:series-source="rows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true" chart:reverse-direction="false" text:line-break="false" chart:label-arrangement="side-by-side" chart:visible="true" style:rotation-angle="45" style:direction="ltr"/>
      <style:graphic-properties draw:stroke="solid" svg:stroke-width="0cm" svg:stroke-color="#000000"/>
      <style:text-properties fo:font-family="'Bitstream Vera Sans'" style:font-family-generic="swiss" style:font-pitch="variable" fo:font-size="8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5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4pt" style:font-family-asian="Gothic" style:font-family-generic-asian="system" style:font-pitch-asian="variable" style:font-size-asian="14pt" style:font-family-complex="Lucidasans" style:font-family-generic-complex="system" style:font-pitch-complex="variable" style:font-size-complex="14pt"/>
    </style:style>
    <style:style style:name="ch6" style:family="chart" style:data-style-name="N61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.1cm" svg:stroke-color="#ffff00"/>
      <style:text-properties fo:font-family="'Bitstream Vera Sans'" style:font-family-generic="swiss" style:font-pitch="variable" fo:font-size="10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7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.1cm" svg:stroke-color="#ff8d00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8" style:family="chart">
      <style:chart-properties chart:symbol-type="image" chart:symbol-width="0.353cm" chart:symbol-height="0.353cm">
        <chart:symbol-image xlink:href="Pictures/100002000000000A0000000A37714092.gif" xlink:type="simple" xlink:actuate="onLoad"/>
      </style:chart-properties>
      <style:graphic-properties svg:stroke-width="0.1cm" svg:stroke-color="#ffff00" draw:fill-color="#ffff00"/>
      <style:text-properties fo:font-family="'Bitstream Vera Sans'" style:font-family-generic="swiss" style:font-pitch="variable" fo:font-size="9.19999980926514pt" style:font-family-asian="Gothic" style:font-family-generic-asian="system" style:font-pitch-asian="variable" style:font-size-asian="9.19999980926514pt" style:font-family-complex="Lucidasans" style:font-family-generic-complex="system" style:font-pitch-complex="variable" style:font-size-complex="9.19999980926514pt"/>
    </style:style>
    <style:style style:name="ch9" style:family="chart">
      <style:chart-properties chart:symbol-type="image" chart:symbol-width="0.353cm" chart:symbol-height="0.353cm">
        <chart:symbol-image xlink:href="Pictures/100002000000000A0000000AEF71DCFC.gif" xlink:type="simple" xlink:actuate="onLoad"/>
      </style:chart-properties>
      <style:graphic-properties draw:stroke="solid" svg:stroke-width="0.1cm" svg:stroke-color="#ff8d00" draw:fill-color="#ff8d00"/>
      <style:text-properties fo:font-family="'Bitstream Vera Sans'" style:font-family-generic="swiss" style:font-pitch="variable" fo:font-size="9.19999980926514pt" style:font-family-asian="Gothic" style:font-family-generic-asian="system" style:font-pitch-asian="variable" style:font-size-asian="9.19999980926514pt" style:font-family-complex="Lucidasans" style:font-family-generic-complex="system" style:font-pitch-complex="variable" style:font-size-complex="9.19999980926514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32.92cm" svg:height="10.871cm" chart:class="chart:line" chart:style-name="ch1">
        <chart:legend chart:legend-position="end" svg:x="0.417cm" svg:y="4.271cm" chart:style-name="ch2"/>
        <chart:plot-area chart:style-name="ch3" table:cell-range-address="'FTP stats'.B1:'FTP stats'.M2 'FTP stats'.A2:'FTP stats'.M2 'FTP stats'.A4:'FTP stats'.M4 'FTP stats'.A1:'FTP stats'.A1" chart:data-source-has-labels="both" svg:x="4.447cm" svg:y="0.677cm" svg:width="28.071cm" svg:height="10.248cm">
          <chart:axis chart:dimension="x" chart:name="primary-x" chart:style-name="ch4">
            <chart:title svg:x="13.816cm" svg:y="9.678cm" chart:style-name="ch5">
              <text:p>Month</text:p>
            </chart:title>
            <chart:categories table:cell-range-address="'FTP stats'.B1:'FTP stats'.M1"/>
          </chart:axis>
          <chart:axis chart:dimension="y" chart:name="primary-y" chart:style-name="ch6">
            <chart:grid chart:class="major"/>
          </chart:axis>
          <chart:axis chart:dimension="y" chart:name="secondary-y" chart:style-name="ch7"/>
          <chart:series chart:attached-axis="primary-y" chart:style-name="ch8" chart:values-cell-range-address="'FTP stats'.B2:'FTP stats'.M2" chart:label-cell-address="'FTP stats'.A2:'FTP stats'.A2" chart:class="chart:line">
            <chart:data-point chart:repeated="12"/>
          </chart:series>
          <chart:series chart:attached-axis="secondary-y" chart:style-name="ch9" chart:values-cell-range-address="'FTP stats'.B4:'FTP stats'.M4" chart:label-cell-address="'FTP stats'.A4:'FTP stats'.A4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TP stats'.B1:'FTP stats'.M1">Jan 09</text:p>
              </table:table-cell>
              <table:table-cell office:value-type="string">
                <text:p>Feb 09</text:p>
              </table:table-cell>
              <table:table-cell office:value-type="string">
                <text:p>Mar 09</text:p>
              </table:table-cell>
              <table:table-cell office:value-type="string">
                <text:p>Apr 09</text:p>
              </table:table-cell>
              <table:table-cell office:value-type="string">
                <text:p>May 09</text:p>
              </table:table-cell>
              <table:table-cell office:value-type="string">
                <text:p>Jun 09</text:p>
              </table:table-cell>
              <table:table-cell office:value-type="string">
                <text:p>Jul 09</text:p>
              </table:table-cell>
              <table:table-cell office:value-type="string">
                <text:p>Aug 09</text:p>
              </table:table-cell>
              <table:table-cell office:value-type="string">
                <text:p>Sep 09</text:p>
              </table:table-cell>
              <table:table-cell office:value-type="string">
                <text:p>Oct 09</text:p>
              </table:table-cell>
              <table:table-cell office:value-type="string">
                <text:p>Nov 09</text:p>
              </table:table-cell>
              <table:table-cell office:value-type="string">
                <text:p>Dec 09</text:p>
              </table:table-cell>
            </table:table-row>
          </table:table-header-rows>
          <table:table-rows>
            <table:table-row>
              <table:table-cell office:value-type="string">
                <text:p text:id="'FTP stats'.A2:'FTP stats'.A2">Total Data Transferred</text:p>
              </table:table-cell>
              <table:table-cell office:value-type="float" office:value="536254385">
                <text:p text:id="'FTP stats'.B2:'FTP stats'.M2">536254385</text:p>
              </table:table-cell>
              <table:table-cell office:value-type="float" office:value="750936856">
                <text:p>750936856</text:p>
              </table:table-cell>
              <table:table-cell office:value-type="float" office:value="625149824">
                <text:p>625149824</text:p>
              </table:table-cell>
              <table:table-cell office:value-type="float" office:value="646741763">
                <text:p>6467417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stats'.A4:'FTP stats'.A4">Total unique hosts  </text:p>
              </table:table-cell>
              <table:table-cell office:value-type="float" office:value="259">
                <text:p text:id="'FTP stats'.B4:'FTP stats'.M4">259</text:p>
              </table:table-cell>
              <table:table-cell office:value-type="float" office:value="299">
                <text:p>299</text:p>
              </table:table-cell>
              <table:table-cell office:value-type="float" office:value="297">
                <text:p>297</text:p>
              </table:table-cell>
              <table:table-cell office:value-type="float" office:value="186">
                <text:p>1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 draw:fill-color="#d9d9d9"/>
      <style:text-properties fo:font-family="'Bitstream Vera Sans'" style:font-family-generic="swiss" style:font-pitch="variable" fo:font-size="9.26051998138428pt" style:font-family-asian="Gothic" style:font-family-generic-asian="system" style:font-pitch-asian="variable" style:font-size-asian="9.26051998138428pt" style:font-family-complex="Lucidasans" style:font-family-generic-complex="system" style:font-pitch-complex="variable" style:font-size-complex="9.26051998138428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69999980926514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5" style:family="chart" style:data-style-name="N0">
      <style:chart-properties chart:display-label="true" chart:tick-marks-major-inner="false" chart:tick-marks-major-outer="true" chart:tick-marks-minor-inner="true" chart:tick-marks-minor-outer="false" chart:logarithmic="false" chart:minimum="4600" chart:interval-major="100" chart:interval-minor-divisor="2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7.80000019073486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font-family="'Bitstream Vera Sans'" style:font-family-generic="swiss" style:font-pitch="variable" fo:font-size="9.65882110595703pt" style:font-family-asian="Gothic" style:font-family-generic-asian="system" style:font-pitch-asian="variable" style:font-size-asian="13.9405670166016pt" style:font-family-complex="Lucidasans" style:font-family-generic-complex="system" style:font-pitch-complex="variable" style:font-size-complex="13.9405670166016pt"/>
    </style:style>
    <style:style style:name="ch7" style:family="chart">
      <style:graphic-properties draw:fill-color="#9999ff"/>
      <style:text-properties fo:font-family="'Bitstream Vera Sans'" style:font-family-generic="swiss" style:font-pitch="variable" fo:font-size="9.30000019073486pt" style:font-family-asian="Gothic" style:font-family-generic-asian="system" style:font-pitch-asian="variable" style:font-size-asian="9.30000019073486pt" style:font-family-complex="Lucidasans" style:font-family-generic-complex="system" style:font-pitch-complex="variable" style:font-size-complex="9.30000019073486pt"/>
    </style:style>
    <style:style style:name="ch8" style:family="chart">
      <style:graphic-properties draw:fill-color="#993366"/>
      <style:text-properties fo:font-family="'Bitstream Vera Sans'" style:font-family-generic="swiss" style:font-pitch="variable" fo:font-size="9.30000019073486pt" style:font-family-asian="Gothic" style:font-family-generic-asian="system" style:font-pitch-asian="variable" style:font-size-asian="9.30000019073486pt" style:font-family-complex="Lucidasans" style:font-family-generic-complex="system" style:font-pitch-complex="variable" style:font-size-complex="9.30000019073486pt"/>
    </style:style>
    <style:style style:name="ch9" style:family="chart">
      <style:graphic-properties draw:stroke="none" draw:fill="none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31.9cm" svg:height="10.954cm" chart:class="chart:bar" chart:style-name="ch1">
        <chart:legend chart:legend-position="end" svg:x="0.837cm" svg:y="4.611cm" chart:style-name="ch2"/>
        <chart:plot-area chart:style-name="ch3" table:cell-range-address="'Enzyme entries'.D1:'Enzyme entries'.O1 'Enzyme entries'.C9:'Enzyme entries'.O10" chart:data-source-has-labels="both" svg:x="7.748cm" svg:y="0.516cm" svg:width="23.765cm" svg:height="10.376cm">
          <chart:axis chart:dimension="x" chart:name="primary-x" chart:style-name="ch4">
            <chart:categories table:cell-range-address="'Enzyme entries'.D1:'Enzyme entries'.O1"/>
          </chart:axis>
          <chart:axis chart:dimension="y" chart:name="primary-y" chart:style-name="ch5">
            <chart:title svg:x="6.99cm" svg:y="6.744cm" chart:style-name="ch6">
              <text:p>Number of entries</text:p>
            </chart:title>
            <chart:grid chart:class="major"/>
          </chart:axis>
          <chart:series chart:style-name="ch7" chart:values-cell-range-address="'Enzyme entries'.D9:'Enzyme entries'.O9" chart:label-cell-address="'Enzyme entries'.C9:'Enzyme entries'.C9" chart:class="chart:bar">
            <chart:data-point chart:repeated="12"/>
          </chart:series>
          <chart:series chart:style-name="ch8" chart:values-cell-range-address="'Enzyme entries'.D10:'Enzyme entries'.O10" chart:label-cell-address="'Enzyme entries'.C10:'Enzyme entries'.C10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nzyme entries'.D1:'Enzyme entries'.O1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  <table:table-cell office:value-type="string">
                <text:p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</table:table-row>
          </table:table-header-rows>
          <table:table-rows>
            <table:table-row>
              <table:table-cell office:value-type="string">
                <text:p text:id="'Enzyme entries'.C9:'Enzyme entries'.C9">APPROVED (enzyme.dat)</text:p>
              </table:table-cell>
              <table:table-cell office:value-type="float" office:value="4877">
                <text:p text:id="'Enzyme entries'.D9:'Enzyme entries'.O9">4877</text:p>
              </table:table-cell>
              <table:table-cell office:value-type="float" office:value="4881">
                <text:p>4881</text:p>
              </table:table-cell>
              <table:table-cell office:value-type="float" office:value="4890">
                <text:p>4890</text:p>
              </table:table-cell>
              <table:table-cell office:value-type="float" office:value="4890">
                <text:p>4890</text:p>
              </table:table-cell>
              <table:table-cell office:value-type="float" office:value="4890">
                <text:p>4890</text:p>
              </table:table-cell>
              <table:table-cell office:value-type="float" office:value="4900">
                <text:p>4900</text:p>
              </table:table-cell>
              <table:table-cell office:value-type="float" office:value="4900">
                <text:p>4900</text:p>
              </table:table-cell>
              <table:table-cell office:value-type="float" office:value="4900">
                <text:p>49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10:'Enzyme entries'.C10">PROPOSED (enzyme.dat)</text:p>
              </table:table-cell>
              <table:table-cell office:value-type="float" office:value="4">
                <text:p text:id="'Enzyme entries'.D10:'Enzyme entries'.O10"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